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ff0000" draw:marker-start-width="0.358cm" draw:marker-end-width="0.358cm" draw:stroke-linejoin="round" svg:stroke-linecap="square" draw:fill="solid" draw:fill-color="#ff0000" draw:opacity="100%" draw:textarea-horizontal-align="center" draw:textarea-vertical-align="middle" fo:padding-top="0.052cm" fo:padding-bottom="0.052cm" fo:padding-left="0.052cm" fo:padding-right="0.052cm"/>
    </style:style>
    <style:style style:name="gr2" style:family="graphic" style:parent-style-name="standard">
      <style:graphic-properties draw:stroke="solid" draw:stroke-dash="Ultrafine_20_Dashed" svg:stroke-width="0.212cm" svg:stroke-color="#008000" draw:marker-start-width="0.517cm" draw:marker-end-width="0.517cm" svg:stroke-opacity="70%" draw:stroke-linejoin="round" svg:stroke-linecap="butt" draw:fill="solid" draw:fill-color="#008000" draw:opacity="0%" draw:textarea-horizontal-align="center" draw:textarea-vertical-align="middle" fo:padding-top="0.105cm" fo:padding-bottom="0.105cm" fo:padding-left="0.105cm" fo:padding-right="0.105cm"/>
    </style:style>
    <style:style style:name="gr3" style:family="graphic" style:parent-style-name="standard">
      <style:graphic-properties draw:stroke="solid" svg:stroke-width="0.106cm" svg:stroke-color="#0000ff" draw:marker-start-width="0.359cm" draw:marker-end-width="0.359cm" draw:stroke-linejoin="round" svg:stroke-linecap="square" draw:fill="solid" draw:fill-color="#0000ff" draw:opacity="100%" draw:textarea-horizontal-align="center" draw:textarea-vertical-align="middle" fo:padding-top="0.105cm" fo:padding-bottom="0.105cm" fo:padding-left="0.105cm" fo:padding-right="0.105cm"/>
    </style:style>
    <style:style style:name="gr4" style:family="graphic" style:parent-style-name="standard">
      <style:graphic-properties draw:stroke="none" svg:stroke-width="0cm" svg:stroke-color="#0000ff" draw:stroke-linejoin="round" svg:stroke-linecap="square" draw:fill="solid" draw:fill-color="#0000ff" draw:opacity="100%" draw:textarea-horizontal-align="center" draw:textarea-vertical-align="middle" fo:padding-top="0.052cm" fo:padding-bottom="0.052cm" fo:padding-left="0.052cm" fo:padding-right="0.052cm"/>
    </style:style>
    <style:style style:name="gr5" style:family="graphic" style:parent-style-name="standard">
      <style:graphic-properties draw:stroke="solid" svg:stroke-width="0.106cm" svg:stroke-color="#ff0000" draw:marker-start-width="0.359cm" draw:marker-end-width="0.359cm" draw:stroke-linejoin="round" svg:stroke-linecap="square" draw:fill="solid" draw:fill-color="#ff0000" draw:opacity="100%" draw:textarea-horizontal-align="center" draw:textarea-vertical-align="middle" fo:padding-top="0.105cm" fo:padding-bottom="0.105cm" fo:padding-left="0.105cm" fo:padding-right="0.105cm"/>
    </style:style>
    <style:style style:name="gr6" style:family="graphic" style:parent-style-name="standard">
      <style:graphic-properties draw:stroke="none" svg:stroke-width="0cm" svg:stroke-color="#ff0000" draw:stroke-linejoin="round" svg:stroke-linecap="square" draw:fill="solid" draw:fill-color="#ff0000" draw:opacity="100%" draw:textarea-horizontal-align="center" draw:textarea-vertical-align="middle" fo:padding-top="0.052cm" fo:padding-bottom="0.052cm" fo:padding-left="0.052cm" fo:padding-right="0.052cm"/>
    </style:style>
    <style:style style:name="gr7" style:family="graphic" style:parent-style-name="standard">
      <style:graphic-properties draw:stroke="solid" draw:stroke-dash="Dashed_20__28_var_29_" svg:stroke-width="0.212cm" svg:stroke-color="#008000" draw:marker-start-width="0.517cm" draw:marker-end-width="0.517cm" svg:stroke-opacity="50%" draw:stroke-linejoin="round" svg:stroke-linecap="butt" draw:fill="solid" draw:fill-color="#008000" draw:opacity="0%" draw:textarea-horizontal-align="center" draw:textarea-vertical-align="middle" fo:padding-top="0.157cm" fo:padding-bottom="0.157cm" fo:padding-left="0.157cm" fo:padding-right="0.157cm"/>
    </style:style>
    <style:style style:name="gr8" style:family="graphic" style:parent-style-name="standard">
      <style:graphic-properties draw:stroke="none" svg:stroke-width="0.106cm" draw:marker-start-width="0.359cm" draw:marker-end-width="0.359cm" draw:fill="solid" draw:fill-color="#000000"/>
    </style:style>
    <style:style style:name="gr9" style:family="graphic" style:parent-style-name="standard">
      <style:graphic-properties draw:stroke="solid" svg:stroke-width="0.106cm" svg:stroke-color="#000000" draw:marker-start-width="0.317cm" draw:marker-end-width="0.317cm" draw:stroke-linejoin="round" svg:stroke-linecap="butt" draw:fill="none" fo:padding-top="0.053cm" fo:padding-bottom="0.053cm" fo:padding-left="0.053cm" fo:padding-right="0.053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717cm" fo:min-width="0.949cm" fo:padding-top="0cm" fo:padding-bottom="0cm" fo:padding-left="0cm" fo:padding-right="0cm"/>
    </style:style>
    <style:style style:name="gr11" style:family="graphic" style:parent-style-name="standard">
      <style:graphic-properties draw:stroke="none" svg:stroke-width="0.159cm" draw:marker-start-width="0.438cm" draw:marker-end-width="0.438cm" draw:fill="solid" draw:fill-color="#000000"/>
    </style:style>
    <style:style style:name="gr12" style:family="graphic" style:parent-style-name="standard">
      <style:graphic-properties draw:stroke="solid" svg:stroke-width="0.159cm" svg:stroke-color="#000000" draw:marker-start-width="0.396cm" draw:marker-end-width="0.396cm" draw:stroke-linejoin="round" svg:stroke-linecap="butt" draw:fill="none" fo:padding-top="0.079cm" fo:padding-bottom="0.079cm" fo:padding-left="0.079cm" fo:padding-right="0.079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717cm" fo:min-width="0.947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717cm" fo:min-width="1.032cm" fo:padding-top="0cm" fo:padding-bottom="0cm" fo:padding-left="0cm" fo:padding-right="0cm"/>
    </style:style>
    <style:style style:name="gr15" style:family="graphic" style:parent-style-name="standard">
      <style:graphic-properties draw:stroke="solid" svg:stroke-width="0.106cm" svg:stroke-color="#000000" draw:marker-start-width="0.317cm" draw:marker-end="Small_20_Arrow" draw:marker-end-width="0.317cm" draw:stroke-linejoin="miter" svg:stroke-linecap="square" draw:fill="none" fo:padding-top="0.053cm" fo:padding-bottom="0.053cm" fo:padding-left="0.053cm" fo:padding-right="0.053cm"/>
    </style:style>
    <style:style style:name="gr16" style:family="graphic" style:parent-style-name="standard">
      <style:graphic-properties draw:stroke="solid" svg:stroke-width="0.106cm" svg:stroke-color="#000000" draw:marker-start-width="0.316cm" draw:marker-end="Small_20_Arrow" draw:marker-end-width="0.316cm" draw:stroke-linejoin="miter" svg:stroke-linecap="square" draw:fill="none" fo:padding-top="0.052cm" fo:padding-bottom="0.052cm" fo:padding-left="0.052cm" fo:padding-right="0.052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733cm" fo:min-width="6.32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717cm" fo:min-width="1.48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717cm" fo:min-width="0.948cm" fo:padding-top="0cm" fo:padding-bottom="0cm" fo:padding-left="0cm" fo:padding-right="0cm"/>
    </style:style>
    <style:style style:name="gr20" style:family="graphic" style:parent-style-name="standard">
      <style:graphic-properties draw:stroke="dash" draw:stroke-dash="stroke-dash35" svg:stroke-width="0.106cm" svg:stroke-color="#808080" draw:marker-start-width="0.281cm" draw:marker-end-width="0.281cm" draw:stroke-linejoin="round" svg:stroke-linecap="butt" draw:fill="none" fo:padding-top="0.053cm" fo:padding-bottom="0.053cm" fo:padding-left="0.053cm" fo:padding-right="0.053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732cm" fo:min-width="10.45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717cm" fo:min-width="5.616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717cm" fo:min-width="1.895cm" fo:padding-top="0cm" fo:padding-bottom="0cm" fo:padding-left="0cm" fo:padding-right="0cm"/>
    </style:style>
    <style:style style:name="gr24" style:family="graphic" style:parent-style-name="standard">
      <style:graphic-properties draw:stroke="none" svg:stroke-color="#000000" draw:fill="none" draw:fill-color="#ffffff" fo:min-height="1.633cm"/>
    </style:style>
    <style:style style:name="P1" style:family="paragraph">
      <loext:graphic-properties draw:fill="solid" draw:fill-color="#ff0000" draw:opacity="100%"/>
      <style:paragraph-properties fo:text-align="center"/>
    </style:style>
    <style:style style:name="P2" style:family="paragraph">
      <loext:graphic-properties draw:fill="solid" draw:fill-color="#008000" draw:opacity="0%"/>
      <style:paragraph-properties fo:text-align="center"/>
    </style:style>
    <style:style style:name="P3" style:family="paragraph">
      <loext:graphic-properties draw:fill="solid" draw:fill-color="#0000ff" draw:opacity="100%"/>
      <style:paragraph-properties fo:text-align="center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fo:font-size="40pt" style:font-size-asian="40pt" style:font-size-complex="40pt"/>
    </style:style>
    <style:style style:name="P8" style:family="paragraph">
      <loext:graphic-properties draw:fill="none"/>
      <style:paragraph-properties fo:text-align="start" style:writing-mode="lr-tb"/>
      <style:text-properties fo:font-size="40pt" style:font-size-asian="10pt" style:font-size-complex="10pt"/>
    </style:style>
    <style:style style:name="P9" style:family="paragraph">
      <style:paragraph-properties fo:margin-left="0.102cm" fo:margin-right="0cm" fo:text-align="start" fo:text-indent="0cm" style:writing-mode="lr-tb"/>
    </style:style>
    <style:style style:name="P10" style:family="paragraph">
      <loext:graphic-properties draw:fill="none"/>
      <style:paragraph-properties fo:margin-left="0.102cm" fo:margin-right="0cm" fo:text-align="start" fo:text-indent="0cm" style:writing-mode="lr-tb"/>
      <style:text-properties fo:font-size="40pt" style:font-size-asian="10pt" style:font-size-complex="10pt"/>
    </style:style>
    <style:style style:name="P11" style:family="paragraph">
      <loext:graphic-properties draw:fill="solid" draw:fill-color="#000000"/>
      <style:text-properties fo:font-size="40pt"/>
    </style:style>
    <style:style style:name="P12" style:family="paragraph">
      <loext:graphic-properties draw:fill="none" draw:fill-color="#ffffff"/>
      <style:text-properties fo:font-size="40pt" style:font-size-asian="40pt" style:font-size-complex="40pt"/>
    </style:style>
    <style:style style:name="T1" style:family="text">
      <style:text-properties fo:color="#000000" style:font-name="DejaVuSans" fo:font-size="40pt" style:font-size-asian="40pt" style:font-name-complex="DejaVuSans" style:font-size-complex="40pt"/>
    </style:style>
    <style:style style:name="T2" style:family="text">
      <style:text-properties fo:color="#000000" style:font-name="DejaVuSans" fo:font-size="40pt" style:font-size-asian="10pt" style:font-name-complex="DejaVuSans" style:font-size-complex="10pt"/>
    </style:style>
    <style:style style:name="T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18.224cm" svg:height="8.997cm" svg:x="21.296cm" svg:y="3.342cm" svg:viewBox="0 0 18225 8998" svg:d="M0 8967h50l27-114c0-2 2-4 4-6 3-3 7-5 12-6 5-2 10-3 16-3s10 1 15 3l7-43c0-3 1-5 4-7 3-3 6-5 12-6 5-2 10-2 16-2s11 0 16 2c5 1 9 3 11 6 1 0 1 0 2 1l17 19 8-9c1-1 1-1 2-2 3-2 6-4 12-5 5-2 10-2 16-2 5 0 11 0 16 2 1 0 2 1 3 1l34-61c0-2 1-3 3-4 3-3 6-4 11-6 6-1 11-2 16-2 4 0 7 0 10 1l16-30c1-2 2-3 3-4 3-3 7-5 12-6 3-1 6-2 9-2l57-6c2 0 4 0 6 0 6 0 11 1 16 2 2 1 4 1 6 2l3-5c0-1 1-3 3-4 2-2 6-4 11-6 5-1 10-2 16-2 2 0 4 0 6 0l8 1 11-7 26-37c1-1 2-2 3-3 3-3 7-5 12-6 4-2 8-2 13-2l19-1 20-8c1 0 3-1 4-1 5-2 10-2 16-2s11 0 16 2c1 0 2 1 3 1l21 7h14c6 0 11 1 16 2 5 2 9 4 12 6 0 1 0 1 1 1l3 3c2-1 4-2 7-3 5-2 10-2 15-2s9 0 13 1l35 7 6-12c0-2 2-3 3-5 3-2 6-3 11-4l26-9c1 0 1-1 1-1 4-1 8-1 12-2l54-4c2 0 3 0 4 0 6 0 11 1 17 2 4 2 8 4 11 6l6 5c2-1 5-2 8-3 2-1 5-1 7-2l54-7c3-1 6-1 9-1l300-1h1 192c6 0 11 1 15 2 3 1 5 2 7 3l11 6 9-3 1-1c4-1 8-1 12-2l57-4c1 0 1 0 2 0l54-1c1 0 1 0 2 0 6 0 11 1 16 2 1 1 3 1 4 2l28 11c3 1 5 3 7 3 3-1 6-3 11-4 0 0 1 0 1-1l26-7c5-2 10-2 16-2s11 0 16 2 9 3 11 6c2 2 4 3 4 5l2 3c1-1 3-2 5-2l27-10c1 0 1 0 3-1 2 0 4-1 7-1l28-4c3-1 5-1 8-1 6 0 11 1 15 2 5 2 8 4 11 6l25 19 5-4c2-2 4-3 8-5l27-10c1-1 2-1 3-2 4-1 8-1 12-2l48-3 28-109 33-333v-1l30-107 59-266 24-83 27-130 28-319 26-472v-1l25-142 27-509 52-1231v-1l30-398 49-2605 27-593c0-1 0-1 0-1l27-223c0-3 2-5 4-7 3-2 7-4 12-5 5-2 10-3 16-3s11 1 16 3c5 1 9 3 12 5 2 2 4 4 4 7l26 239h1l27 514 27 215v1l24 469 28 139 27 80 23 37c1 1 1 2 1 4l28 274 22 576 29 336 26 164 20-168 24-347 55-1160v-1l26-313 1-1 27-129 54-1082c0-3 1-5 4-8 3-2 7-4 12-5s10-2 16-2 11 1 16 2 9 3 11 5c2 3 3 5 4 7l27 146 1 1 29 614 29 132v1l30 614c3 0 6 1 9 2 5 1 9 3 12 6 3 2 4 5 4 8l27 572 25 286 53 189 26 29c0 1 1 2 1 3l26 47 18 14 20 4c1 0 2 1 3 1 5 0 8 2 11 5 3 2 4 4 5 7l9 73c4-1 9-1 14-1s9 0 14 2l10-49c0-1 0-1 1-2l27-51c1-1 2-2 4-4 3-1 6-3 11-5 6-1 11-2 16-2s10 1 16 2c5 2 8 4 11 5 3 3 4 5 5 8l45 430 24-513 28-275c0-3 1-5 4-7 3-3 7-4 12-6 5-1 10-2 15-2 6 0 11 1 16 2 5 2 9 3 12 6 2 2 4 4 4 7l27 291 52 1106 27 135 26 54c0 1 1 2 1 3l106 810v1l54 551 23 499c2-1 5-3 9-4 5-1 10-2 16-2s11 1 16 2c4 2 8 4 11 6 3 3 4 5 4 8l57 767 82 458v1l54 695 29 379h1695l26-166c0-2 1-4 3-6 3-3 6-5 12-6 5-2 10-3 16-3s11 1 16 3c3 1 6 2 9 4 0-1 1-2 2-2 3-3 6-5 12-6 5-2 9-2 15-2s11 0 16 2c3 1 6 2 9 4 3-2 6-4 11-6 5-1 10-2 16-2s11 1 16 2c3 1 5 2 7 4 1-2 2-3 3-4 3-3 7-4 12-5s10-2 16-2 11 1 16 2 9 2 12 5c2 2 4 5 4 7l4 31c1-1 2-1 3-1 5-1 9-1 15-1 3 0 5 0 8 0l12 1 42-17c1 0 3-1 4-1 4-2 9-3 15-3 3 0 6 1 9 1l15-45c0-1 0-2 1-3l27-41c1-1 2-2 3-3 3-3 7-5 11-6 5-2 10-2 16-2s11 0 16 2h1l11-34c1-2 2-4 4-6 3-1 7-3 12-5 5-1 10-2 16-2 5 0 10 1 15 2 5 2 9 4 12 5 2 2 3 4 3 6l15 40c0-2 1-4 3-5 3-3 7-4 12-5 5-2 10-3 16-3 2 0 4 0 4 1l30 2c3 0 5 1 8 1l8-20c1-2 2-3 4-5 0-1 1-1 2-2l27-18c2-2 5-3 9-4 5-2 10-3 16-3s11 1 16 3c5 1 9 3 12 6 1 1 2 2 2 3l6 7 16-24c1-1 1-1 2-2 3-3 6-4 11-6 6-1 11-2 16-2 6 0 11 1 17 2 5 2 8 3 11 6 3 1 4 3 4 5l11 41c4 0 7-1 11-1 6 0 11 1 17 2 5 2 8 4 11 6 1 1 2 2 2 3l5 5c2-1 4-1 7-2 5-2 10-2 16-2s11 0 16 2c0 0 1 0 1 1l5-17c0-1 1-2 2-3l27-38c1-1 1-1 3-2 2-3 6-4 11-6 5-1 10-2 16-2s11 1 15 2c1 0 1 0 2 0l27 8c2 1 4 2 6 3l32-39c0-1 1-1 2-2 3-2 7-4 11-5 5-2 10-2 16-2s11 0 16 2c2 1 4 1 6 3l14 5h2l20-10c2-1 4-2 7-3 5-2 10-2 16-2s11 0 16 2c5 1 9 3 12 6 2-1 5-3 9-4 0 0 1 0 2 0l27-7c4-1 8-1 13-1 6 0 11 0 16 2s9 3 12 6l1 1c3-2 6-3 10-4 3-1 6-2 10-2l54-6c1 0 2 0 3 0l29-1c1 0 2 0 3 0 6 0 11 1 16 2 3 1 5 2 8 3l7 4h1c2-1 3-1 4-2 3-1 6-1 9-2l11-1 18-76 28-283c0-1 0-1 0-1l54-350v-1l27-141c0 0 0-1 1-1l27-84 26-123 30-323 79-1487 56-989 28-1148 54-2799c0-2 1-4 3-5l29-33 23-486c0-3 1-6 4-8 2-3 6-4 11-5 5-2 10-2 16-2s11 0 16 2c5 1 9 2 12 5 2 2 4 5 4 8l24 347c0 1 0 1 0 1l55 1967 29 263c0 1 0 1 0 1l25 365 54 241v1l27 424 33 220 15 59c1 0 1 0 2 0s3 0 4 0l21-104 54-979v-1l27-157 28-503 26-247 58-1200c0 0 0-1 1-2l29-64c0-1 1-3 3-4 3-3 7-5 12-6 5-2 10-2 16-2s11 0 16 2c5 1 9 3 11 6 2 2 3 4 4 7l25 128c0 1 0 1 0 1l27 762 27 159 27 227c0 1 0 1 0 1l28 683 26 110v1l28 380 15 94c3-1 5-1 8-1 6 0 10 1 16 1l6-38c0-2 1-4 4-6 3-3 6-5 12-6 2-1 4-1 6-2l25-4c4 0 6 0 10 0 6 0 11 0 16 2 4 1 7 3 10 6 3 2 4 5 5 7l13 131c3-1 6-1 10-1 5 0 10 1 16 2 5 2 8 4 11 6 2 1 3 2 4 3l12 25 3-4c1-1 1-2 2-3 3-1 7-3 12-5 5-1 10-2 16-2s11 1 16 2c5 2 9 4 12 5v1l29 28c3 3 4 5 4 7l21 284 22-598 24-336c0-3 2-5 5-8 2-2 6-4 11-6 5-1 10-2 16-2s11 1 16 2c6 2 9 4 12 6 3 3 4 5 4 8l27 445c0 1 0 1 0 1l55 1108 26 219 24 64 25 22c2 3 4 5 4 8l26 400 27 105c1 0 1 0 1 0l27 149c0 1 0 1 0 1l24 351 28 724 12 98 12-7c3-2 5-4 9-5 5-2 10-2 16-2s11 0 16 2 9 3 12 5c3 3 4 5 4 8l27 569 54 399 27 121 25 168 80 1071h1480l24-120c0-1 1-1 1-2l31-86c1-1 2-3 4-5 3-2 7-4 12-6 5-1 10-2 16-2s11 1 16 2c5 2 9 4 12 6 2 2 3 4 3 5l11 28 13-14h1c3-3 7-5 12-6 5-2 10-3 16-3s11 1 16 3c5 1 9 3 12 6l1 1 20-73c1-1 2-3 4-5 3-3 7-5 12-6 5-2 10-2 16-2s11 0 16 2c5 1 9 3 12 6 2 2 3 4 4 5l24 78 20-18 27-59c0-2 2-2 3-3 3-3 6-5 11-7 5-1 10-2 16-2s11 1 16 2l7-23c1-2 2-3 4-5s5-3 8-4l26-11c2-1 3-1 4-2 5-1 9-2 14-2l14-1 19-10c2-2 5-3 8-4 5-1 11-2 16-2s10 1 15 2c1 0 2 1 3 1l5-13c0-2 2-3 4-5 1-1 2-2 4-3l27-14c3-2 5-3 8-3 5-2 10-3 15-3 6 0 11 1 16 3 5 1 9 3 12 5l19 17 9 2 5-1 19-14c3-2 6-3 10-4 0 0 1 0 1-1l27-7c5-2 10-2 16-2s11 0 16 2c4 2 8 3 11 6 1 2 2 3 3 5 2-1 5-2 8-3v-1l28-7c3-1 6-2 9-2l27-3c2 0 4 0 6 0 6 0 11 1 16 2 4 2 7 3 10 5l6 5v-1c2-1 4-1 7-2s5-2 9-2l56-6c2-1 4-1 6-1l112-1c5 0 10 1 15 2 3 1 6 2 8 3l9 5 7-2c1 0 1-1 2-1 4-1 7-2 12-2l81-5c2 0 3 0 4 0h57c6 0 11 1 16 2 3 1 6 2 8 4l12 7 34-9c3-1 7-1 11-1l54-3c1 0 2 0 3 0 6 0 11 1 16 2 1 0 2 1 3 1l14 5 38-6c3-1 6-1 10-1l163-1 52-405c0-1 0-2 1-3l24-50 30-115 51-283 33-137 102-1531 79-2327 53-2718v-1l54-221c1-2 2-4 4-6 3-2 7-4 12-6 5-1 10-2 16-2s10 1 15 2c5 2 9 4 12 6 2 3 4 5 4 8l57 788 49 1661 28 236v1l29 411 25 197 26 86 21 14c1 0 2 1 3 2 2 2 3 4 4 7l27 206 22 88 25-898 28-516 26-1036c0-2 2-5 5-8 3-2 6-4 11-6 4-1 8-1 11-2l55-1904c0-1 0-2 0-3l33-106c0-2 1-3 4-5s6-4 11-6c5-1 11-2 16-2 6 0 11 1 15 2 6 2 9 4 12 6s4 4 5 7l25 678 27 1022 56 287 24 38 35 4c2 0 4 1 7 1 5 2 9 4 12 6 2 3 4 5 4 8l4 35c1 0 2 0 3-1 5-1 10-2 16-2 5 0 10 1 15 2 5 2 9 4 12 6 2 2 3 4 4 7l27 244 54 1020 53 158 24 42 17 6c5 1 8 2 11 5 3 2 4 4 4 7l44 606c1 0 2 0 3 0 6 0 11 1 16 2 5 2 9 4 12 6 1 2 3 3 3 5l3 5 20-12c3-2 5-3 9-4 2-1 5-1 7-1l5-1 53-1015c0-2 2-5 4-7 3-3 7-5 12-6 5-2 10-3 16-3s11 1 16 3c5 1 9 3 12 6 3 2 4 5 4 8l24 567 58 893 54 240v1l25 334 28 103c1 0 1 1 1 1l25 148v1l80 1290c4 0 8 0 13 2 5 1 8 3 11 6 3 2 4 3 4 6l27 190c0 1 0 1 0 1l59 587 65 251c0 1 0 1 0 2l44 575 29 589h891l50-323c1-3 2-4 5-6 1-2 2-2 4-3l25-14 23-72c1-2 2-4 4-6 1 0 3-1 4-2l25-14 21-68c0-1 1-3 2-4l30-33c1 0 1-1 2-1 3-3 7-5 12-6l27-8c5-2 10-2 15-2 6 0 11 0 16 2l11-16c1-1 2-2 3-3 3-2 7-3 12-5 4-1 9-2 15-2 1 0 1 0 2 0l30 2c5 0 9 0 14 2 3 0 5 1 7 2l1-1c1-1 1-2 3-3 3-3 6-4 11-6 5-1 10-2 16-2s11 1 16 2c5 2 8 3 11 6l27 22 5-8c1-1 1-2 2-3 3-3 6-5 11-6 3-1 6-2 9-2l25-2 21-10c2-1 3-1 5-2 6-2 10-2 15-2 6 0 11 0 17 2 5 1 8 3 11 6 1 0 1 0 1 1l27 25 14 6h2l22-13c3-2 6-3 9-4 5-2 10-3 16-3s11 1 16 3c6 1 9 3 12 6 1 1 2 2 3 4l12 25 11-15c1-1 1-2 2-2 3-3 7-5 12-6s10-2 16-2 11 1 16 2c4 1 7 2 9 4l3-5c1-1 2-3 3-4 3-3 7-5 12-6 5-2 10-2 16-2s11 0 16 2c5 1 9 3 12 6 2 2 3 3 4 5 2-1 4-2 7-3 4-2 9-3 15-3s11 1 16 3c5 1 9 3 12 5 2 1 3 2 3 4l7 13h1c5-2 10-3 16-3s11 1 15 3c5 0 9 2 12 5 2 1 3 3 4 5l8 19 8-25c1-2 2-4 4-5 3-2 7-4 12-6 5-1 10-2 16-2s11 1 15 2c5 2 9 4 12 6 1 1 2 2 3 3l22 37h2c1 0 1 0 3 0 5 0 10 1 16 1 5 2 8 4 11 6 2 1 3 3 3 4l12 22 41-37v-1c3-2 7-4 12-6 5-1 10-2 15-2 6 0 11 1 16 2 5 2 9 4 12 6 1 2 2 3 3 5l22 41 7-5c3-2 7-4 11-5 5-2 9-2 15-2s11 0 16 2c3 1 6 2 8 3l17 8h11c1 0 2 0 3 0 5 0 9 0 13 1l12-31c1-2 2-3 4-5 3-2 7-4 12-6 5 0 10-1 16-1s11 1 16 1c5 2 9 4 12 6 1 2 2 3 3 4l12 27 9-26c1-3 2-4 4-6 3-3 6-5 12-5 5-2 10-2 16-2s11 0 16 2c5 0 9 2 11 5 2 2 3 3 4 5l16 42 11-7c2-2 5-3 10-5 5-1 10-1 16-1 5 0 11 0 16 1 5 2 8 4 10 6s2 2 3 4l12 17 9-16c1-2 2-3 3-5 3-2 7-4 12-6 5-1 10-1 16-1 3 0 6 0 9 0l14-26c1-2 2-3 3-4 3-3 7-5 12-6 5-2 10-2 16-2s11 0 16 2c5 1 9 3 12 6 2 1 3 3 3 5l15 36 10-14c1-1 2-2 3-3 3-2 6-4 11-6 5-1 10-2 16-2 2 0 4 0 6 0l28 3c3 0 6 1 9 2s5 2 7 3l3-7c0-2 2-4 3-5 3-2 7-4 12-5 5-2 10-3 16-3s11 1 16 3c5 1 9 3 12 5 2 1 3 2 3 4l27 52 48 26 5 1 14-7c3-1 5-2 7-2 5-2 10-2 16-2s11 0 16 2c4 1 6 2 9 3l49 29-47 20-29-16-5 3c-2 1-4 2-7 3-5 1-10 1-16 1-4 0-6 0-10 0l-33-7c-1 0-3 0-4-1-4-1-6-2-9-3l-54-32-4 10c0 1-1 3-3 5-3 2-7 4-12 6-5 1-10 2-16 2s-11-1-16-2c-4-2-8-4-11-6-2-2-3-3-3-4l-17-33-10 12c0 1-1 2-2 3-2 2-5 3-9 5l-27 9c-1 0-1 1-2 1-5 2-10 2-16 2s-11 0-16-2c-5-1-9-3-12-5-2-2-3-3-4-5l-5-14c-2 0-3 0-4 1-6 1-11 2-17 2-3 0-4 0-7-1l-15 30c-1 1-2 3-4 4-3 3-6 3-11 5-6 1-11 2-16 2-6 0-11-1-17-2-1-1-2-1-4-2l-26-10c-3-1-6-3-8-5-1-1-2-2-3-3l-9-14-27 10c-1 0-1 0-2 0-5 2-10 2-15 2-6 0-11 0-16-2-2 0-4-1-6-2l-1 4c-1 2-2 4-4 5-3 3-7 5-12 6-5 2-10 3-16 3s-11-1-16-3c-4-1-8-3-11-6h-1l-24-24-3 7c-1 1-2 3-3 4-3 3-7 5-12 6-5 2-10 2-16 2s-11 0-15-2c-5-1-9-3-12-6h-1l-17-16h-6c-1 0-2 0-3 0-6 0-11-1-16-2-3-1-5-2-7-3l-7 6c-3 3-6 4-11 5s-10 2-16 2c-4 0-9-1-13-2l-27-5c-1 0-2 0-3-1-5-1-9-3-12-6-2-1-2-2-2-4l-10-19-18 16c0 1-1 1-1 1-3 3-6 4-11 6-1 0-1 0-1 0l-28 8c-5 1-9 2-14 2-6 0-11-1-16-2-5-2-9-4-12-6-1-2-2-3-3-4l-20-35h-1c-1 0-2 0-3 0-6 0-11-1-16-2-1 0-2-1-2-1l-7 22c0 2-2 3-4 5-3 3-6 4-11 5-5 2-11 2-16 2-6 0-11 0-16-2-4-1-7-1-10-3l-26-18c-1 0-2 0-3-1s-3-3-3-4l-9-21c-5 1-10 1-15 1-6 0-11 0-16-2-1 0-1 0-2-1l-5 13c-1 2-2 4-4 5-3 3-7 5-11 6-5 2-10 3-16 3s-11-1-16-3c-5-1-9-3-12-6-2-1-3-3-4-5l-3-11c-1 1-2 1-4 2-5 1-10 2-16 2s-10-1-15-2c-5-2-9-4-12-6-1-1-2-2-2-4l-2-3c-2 1-4 2-6 3l-28 10c-1 0-2 1-3 1-5 1-10 2-16 2-5 0-10-1-15-2-5-2-9-3-11-6-2-2-3-3-4-4l-15-31c-3 1-5 1-8 1l-29 3c-2 0-4 0-6 0-5 0-11-1-16-2-2-1-3-1-5-2l-30-14c-3-1-5-2-6-3-1 0-1-1-1-1l-11-10h-1c-3 1-6 2-9 2l-15 2-21 31c-1 1-2 2-3 3-3 3-7 5-12 6-5 2-10 3-16 3-5 0-10-1-15-3-5-1-9-3-12-6l-24-20-7 13c-1 1-2 2-3 2-3 3-7 5-12 6-5 2-9 2-15 2s-11 0-16-2c-5-1-9-3-12-6-1 0-2-1-2-2l-13-18-14 19c-1 1-1 1-2 1-3 3-7 5-11 6-5 2-10 2-16 2s-11 0-16-2c-4-1-6-2-9-3l-8-4-21 22-21 72c-1 2-2 4-4 6-1 0-2 1-4 2l-26 14-23 71c-1 3-2 4-4 6-2 1-3 2-4 3l-24 13-52 331c0 3-2 5-3 7-3 3-7 5-12 6s-10 2-16 2h-952c-6 0-11-1-16-2s-9-3-12-6c-3-2-4-5-4-7l-29-604-45-574-64-251c0-1 0-1 0-2l-59-587-24-165c-5 0-10-1-15-2-4-2-8-4-11-6-3-3-4-4-4-7l-81-1316-25-147-30-103c0-1 0-1 0-2l-24-334-55-241v-1l-52-818-21 384c0 2-1 4-4 7-3 2-6 4-11 6-2 1-4 1-7 1l-18 3-14 8-26 42c-1 1-1 2-3 3-3 3-6 5-11 6-5 2-10 3-16 3-5 0-11-1-16-3-1 0-2 0-3-1l-4 13c0 2-2 4-4 6-3 2-6 4-11 5-6 1-11 2-17 2-5 0-9-1-15-2-5-1-8-3-11-5-3-3-4-5-5-8l-51-696-13-3c-4-2-8-4-10-6-2-1-3-2-3-4l-28-48c0-1 0-1-1-2l-54-159c0-1 0-2 0-3l-54-1021-3-29c-1 1-2 1-4 1-5 2-10 3-16 3s-11-1-16-3c-5-1-9-3-12-6-2-2-4-3-4-6l-25-240-31-4c-2-1-4-1-7-2-5-1-9-3-12-6-1 0-2-1-2-2l-29-47c-1-1-1-2-2-3l-57-290v-1l-27-1023-5-150-45 1553c0 3-2 5-5 7-3 3-5 5-10 6-4 1-7 2-11 2l-26 968-27 515-29 1037c0 2-1 3-1 5l-28 48c-1 1-2 2-3 4-3 2-7 4-12 6-5 1-10 2-15 2-6 0-11-1-16-2-5-2-9-4-12-6-2-3-3-5-4-7l-27-165-27-109-27-202-21-14c-1 0-2-1-3-2-2-1-3-2-4-5l-26-92v-1l-25-197v-1l-30-411-27-236v-1l-50-1661-42-589-5 21-51 2717-79 2327-104 1532c0 1 0 1 0 2l-33 137-51 282-30 117c0 1-1 1-1 2l-23 50-55 419c0 2-2 4-4 7-3 2-6 4-11 6-5 1-10 2-16 2l-188 1-49 7c-3 1-6 1-10 1-6 0-11-1-16-2-1 0-2-1-3-1l-17-6-37 2-51 12c-4 1-9 1-14 1-6 0-11 0-16-2-3-1-6-2-8-3l-18-10h-40l-72 4-23 7c-1 1-1 1-2 1-5 2-10 2-16 2s-11 0-16-2c-3-1-5-2-8-3l-16-9-94 1-45 5-20 10c-2 1-4 2-7 2-5 2-10 3-16 3s-11-1-16-3c-4-1-8-2-10-5l-15-10h-2l-10 3-25 47c0 2-1 3-3 5-3 2-7 4-12 6-5 1-10 1-16 1s-10 0-15-1c-5-2-9-4-12-6-1-2-2-3-3-5l-16-36-9 7c-3 1-6 2-10 4-4 1-7 1-10 2l-27 2c-2 0-4 0-6 0-5 0-9 0-13-1l-27-6c-1 0-2 0-3 0-4-1-7-3-10-4l-21 61c-1 2-2 3-4 4-3 3-7 5-12 6-5 2-10 3-16 3s-11-1-16-3c-5-1-9-3-11-6-1-1-2-2-3-3l-13-24c-3 0-5 0-8 0l-18 1-10 5-26 79c0 2-1 4-3 6-3 3-6 4-11 6-6 2-11 2-16 2-6 0-11 0-17-2-2-1-5-2-7-3v1c-1 2-2 3-3 5l-52 46c0 1 0 1 0 1-3 2-7 4-12 6-5 1-10 2-16 2s-11-1-16-2c-4-2-8-4-11-6v-1l-23-21c0 1-1 2-2 3l-27 32c-1 1-1 2-2 2-3 2-7 4-12 5-5 2-9 2-15 2s-11 0-16-2c-5-1-9-3-12-5-1-1-2-2-3-4l-5-9-20 19-1 1c-3 3-7 4-11 6-5 1-10 2-16 2s-11-1-16-2c-4-1-7-3-10-5l-2 6-27 133c-1 2-2 4-4 6-3 3-6 5-11 6s-10 2-16 2h-1540c-5 0-10-1-15-2s-9-3-12-6c-2-2-4-4-4-7l-81-1085-25-167-27-120c0-1 0-1 0-1l-55-400v-1l-20-444c0 0-1 0-1 1-3 2-7 3-12 5-5 1-10 2-16 2s-11-1-16-2c-5-2-9-3-12-5-2-3-4-5-4-8l-26-216c-1-1-1-1-1-1l-27-724-25-350-26-149-28-106-27-397-23-21c-2-2-3-4-3-5l-25-69c-1 0-1 0-1-1l-27-221-50-1021-20 527c0 1 0 2 0 3l-27 82c-1 1-2 2-4 4-3 3-6 5-12 6-5 2-10 2-16 2s-11 0-16-2c-5-1-8-3-11-6-3-2-4-4-5-6l-26-146v-1l-24-331c-2 1-5 2-8 3-5 2-10 3-16 3s-10-1-14-2l-19-6-14 60c-1 3-2 5-4 7-3 1-7 3-12 5-5 1-10 2-16 2s-10-1-15-2c-5-2-9-4-12-5-2-3-4-5-4-8l-13-127-3 16c0 2-2 4-4 6-3 3-7 4-12 6-5 1-10 2-16 2s-10-1-15-2c-5-2-9-3-12-6-2-2-3-4-4-5l-8-31c-5 1-9 1-15 1s-11 0-16-2c-5-1-9-3-12-6-2-1-3-3-4-6l-26-164c0-1 0-1 0-1l-28-381-26-109v-1l-28-684-27-226-27-160v-1l-25-689-49 1061c0 1 0 1 0 1l-28 246-27 503v1l-27 156-55 981v1l-29 147c0 2-2 4-4 6-3 3-7 5-12 6-5 2-10 2-16 2s-11 0-16-2c-5-1-9-3-12-6 0 0-1 0-1-1l-13-15c-4 1-8 1-12 1-6 0-11 0-16-2-5-1-9-3-12-6-2-2-3-4-4-6l-22-79v-1l-32-220-27-424-54-241v-1l-25-366-29-263v-1l-51-1810-20 22-54 2795-27 1149-57 989-79 1487-29 324c0 1 0 1 0 1l-27 124h-1l-27 85-26 140-55 350-27 284c0 1 0 1 0 2l-22 87c-1 2-2 4-4 6-3 3-7 4-12 6-3 1-6 1-9 2l-24 3-20 7c-1 0-2 1-4 1-5 2-10 2-16 2-5 0-11 0-16-2-3-1-5-2-7-3l-16-9-13 1-40 4-18 14c-3 3-7 4-11 6-6 0-11 1-16 1-6 0-11-1-17-1-5-2-8-4-11-6l-3-3-15 43c-1 2-2 3-4 5s-6 4-11 5c-5 2-10 2-16 2s-11 0-16-2c-5-1-9-3-12-5-1-1-2-3-3-4l-18-39c-1 0-2 1-3 1l-29 2c-2 0-3 0-5 0-5 0-9 0-12-1l-40 49c0 1-1 2-2 3-3 2-7 4-12 6-5 1-10 2-16 2s-11-1-16-2c-5-2-9-4-12-6 0-1 0-1 0-1l-13-13-9 12-27 92c0 2-2 4-4 6-3 2-6 4-12 6-5 1-10 2-16 2s-10-1-15-2c-5-2-8-4-11-6-2-2-3-3-4-5l-12-30c-4 1-8 1-12 1-5 0-11 0-16-2-2 0-4-1-6-2l-4 9c-1 1-2 1-3 3-3 2-6 4-11 6-5 1-10 2-16 2s-11-1-16-2c-5-2-9-4-12-6-2-2-3-3-4-5l-13-51-13 8c-2 1-4 2-7 3-6 2-11 2-16 2-6 0-11 0-17-2-5-1-8-3-11-6-1-1-2-2-3-3l-1-2-19 46c-1 1-2 3-3 4-3 3-7 4-12 5-5 2-10 3-16 3s-11-1-16-3c-5-1-9-2-12-5-1 0-1-1-2-2l-2-2-16 70c0 2-2 4-3 6-3 3-7 4-12 6s-10 2-16 2-11 0-16-2-9-3-12-6c-2-2-3-3-3-5l-19-54-2 8c-1 2-2 3-4 4-3 3-7 5-12 6-5 2-10 3-16 3s-11-1-16-3c-5-1-9-3-12-6l-1-1-20 64c-1 2-2 4-4 6-3 3-7 5-12 6-5 2-10 2-16 2s-11 0-16-2c-5-1-9-3-12-6l-1-1-9-9-23 11c-2 0-3 1-5 1-4 2-9 2-14 2l-25 131c0 2-1 4-4 6-3 3-6 5-10 6-6 1-11 2-17 2-5 0-10-1-16-2-5-1-8-3-11-6-3-2-4-4-5-7l-17-124c-2 0-4 0-5 0s-2 0-2 0l-13 124c0 3-1 5-4 7-3 3-7 5-12 6s-10 2-16 2-11-1-16-2-9-3-12-6c-1-1-2-2-3-4-1 2-2 3-4 4-3 3-5 5-10 6s-10 2-16 2-11-1-16-2-8-2-11-4c-2 2-6 3-10 4-5 1-10 2-16 2h-1755c-6 0-11-1-16-2s-9-3-12-6c-3-2-4-4-4-7l-29-393-55-696-82-458v-1l-51-705c-6 0-11 0-17-1-1-1-2-1-4-2l-26-11c-3-2-6-3-8-5-3-1-4-4-4-7l-25-546-54-550-106-809-26-55c0-1-1-1-1-2l-27-135c0-1 0-1 0-1l-48-1018-22 462c0 1 0 1 0 1l-28 130c0 3-1 5-4 7-3 1-6 3-12 5-5 1-10 2-15 2-6 0-11-1-16-2-5-2-8-4-11-5-3-2-4-4-4-7l-25-97c-1 0-1-1-1-1l-37-366-5 23c0 2-2 4-4 6-3 3-7 5-12 6-5 2-10 2-16 2s-11 0-16-2l-11 57c0 2-2 4-4 5-3 3-7 5-12 6-5 2-10 2-16 2s-11 0-16-2c-5-1-9-3-12-6-2-1-4-3-4-6l-25-208-10-2c-1-1-2-1-3-1-4-1-7-2-10-4l-27-18c-1 0-2-1-2-1-2-2-3-3-3-4l-26-51-27-29c-1-1-2-2-2-4l-54-192c0-1 0-1 0-2l-25-287-25-519c-3 0-6-1-8-2-5-1-9-3-12-6-3-2-4-5-4-6l-33-669-29-131v-1l-15-321-33 643v1l-27 129-27 313-54 1160-25 348-30 255c0 2-1 5-4 7-3 1-7 3-12 5-5 1-9 2-15 2s-11-1-16-2c-4-1-8-3-10-4l-28-20c0 0-1 0-1-1-2-1-3-3-4-4l-24-58c0 0 0-1 0-2l-28-174-30-336c0-1 0-1 0-1l-21-576-28-271-23-36c-1-1-1-1-1-2l-27-82v-1l-28-140c0-1 0-1 0-1l-25-470-26-215v-1l-23-428-23 492-49 2605-30 399-51 1231-28 509v1l-24 142-27 472-28 320v1l-26 131-1 1-24 82-59 266v1l-30 105-32 333c0 1 0 1 0 2l-32 121c-1 2-2 4-4 6-3 2-7 4-12 6-4 1-7 1-12 2l-62 4-16 6-26 25v1c-3 2-7 4-12 6-5 1-10 2-16 2s-11-1-16-2c-5-2-8-3-11-6l-41-32-12 3-28 59c0 2-1 3-3 5-3 2-7 4-11 6-5 1-10 2-16 2s-11-1-16-2c-5-2-9-4-12-6-2-2-3-4-3-6l-11-29-9 17c-1 2-2 3-3 5-3 2-6 4-11 6-5 1-10 1-16 1s-11 0-16-1c-5-2-9-4-12-6-2-2-3-3-3-5l-25-49-9-4-41 1-48 3-24 7c0 1-1 1-2 1-5 2-10 2-16 2s-11 0-16-2c-1-1-3-2-5-3l-21-9h-179l-297 1-40 5-20 13c-3 2-6 3-10 5-5 1-10 1-16 1-5 0-10 0-16-1-5-2-8-4-11-6l-18-16-27 2-11 3-24 53c-1 1-2 3-4 4-3 2-6 4-10 5-5 2-11 2-16 2-6 0-11 0-16-2-6-1-9-3-12-5-2-1-2-2-3-3l-17-27-11 8c-2 2-5 3-9 4-5 1-10 2-16 2s-11-1-16-2c-6-1-9-3-12-5l-1-1-18-17h-6c-5 0-10-1-15-2-1 0-2-1-3-1l-10-4-8 3c-1 1-3 2-4 2-5 1-9 2-14 2l-9 1-19 28c-1 1-2 2-3 3l-1 1-25 18c-3 2-6 4-11 5-5 2-10 3-16 3-2 0-3 0-5-1h-2l-18 30c-1 2-2 3-3 4-3 2-7 4-12 6-5 1-10 2-16 2s-11-1-16-2c-5-2-9-4-12-6-1-1-1-1-2-2l-16-20-12 2-23 41c0 1-1 2-3 3-3 3-6 4-11 5-6 2-11 3-17 3-3 0-6-1-8-1l-44 78c-1 1-2 3-4 4-3 3-6 4-11 6-6 1-11 2-16 2s-10-1-16-2c-4-2-8-3-11-6l-1 1c0 0 0 1-1 1-3 3-7 5-12 6-5 2-10 3-16 3s-11-1-16-3l-15-5-21 136c0 3-1 5-4 7-3 3-7 5-12 6s-10 2-16 2-11-1-16-2c-4-1-8-3-11-6h-1c-3 3-7 5-12 6s-10 2-16 2h-79z">
          <text:p/>
        </draw:path>
        <draw:path draw:style-name="gr2" draw:text-style-name="P2" draw:layer="layout" svg:width="18.18cm" svg:height="8.549cm" svg:x="21.296cm" svg:y="3.79cm" svg:viewBox="0 0 18181 8550" svg:d="M0 8519h1708l275-2619v-1l166-1235 268-2155 214-1309 104-485c0-1 0-1 0-1l107-363c0-1 0-1 0-1l52-133v-1l54-100c0 0 1-1 1-2l55-66c1-1 1-1 2-2s2-1 3-2l54-34c2-2 5-3 9-4 3-1 5-1 8-2l29-4c3 0 5 0 8 0s6 0 9 1l25 4c3 0 5 0 7 1 3 1 5 2 7 3l26 13c2 1 4 2 5 3l59 50c1 0 1 1 2 1l32 38c1 1 2 2 2 3l74 162v1l54 149v1l82 284 114 486 184 1122 188 1422 242 2156 270 2619h2674l487-4551 138-1069c0-1 0-1 0-1l109-756 54-341 55-314 79-419v-1l108-455v-1l81-261c1 0 1 0 1 0l54-133v-1l55-100c0-1 1-1 1-2l57-66c0-1 1-1 2-2s1-1 2-2l54-34c3-2 6-3 9-4s6-1 9-2l30-4c2 0 5 0 7 0 3 0 5 0 8 1l27 3c3 1 5 1 8 2 2 1 4 1 6 2l30 13c2 1 3 3 5 4v1l53 49c1 1 1 2 2 3l54 84c0 1 0 1 1 1l54 116v1l55 149v1l81 284c0 0 1 0 1 1l102 485h1l133 769 187 1342 267 2335 133 1290 159 1583h2690l299-2873 133-1218 269-2106 108-682 52-301 187-822c0 0 0-1 1-1l81-236v-1l55-116c1 0 1-1 1-1l57-84c0-1 1-2 1-3l52-49c0 0 0-1 1-1 1-1 3-3 6-4l30-13c2-1 3-1 5-2 3-1 5-1 8-2l27-3c2-1 5-1 8-1s5 0 7 0l33 4c3 1 5 1 7 2 4 1 6 2 8 3l25 13c1 1 2 2 4 3l63 49c1 0 1 0 1 1 2 1 3 2 4 4l101 200v1l54 149c0 0 0 1 1 1l108 393 1 1 107 515h1l106 630 160 1134v1l136 1091 358 3270 106 1054h2787v15 16h-2816c-6 0-11-1-16-2-5-2-9-4-12-5-3-3-4-5-4-8l-109-1068-357-3270-136-1092-160-1134-106-629-108-515-109-392-54-149-100-197-59-47-17-9-14-2-13 2-20 9-47 47-55 82-55 115-81 235-187 821-51 301-109 681-269 2106-133 1217-301 2888c0 3-1 5-4 8-3 1-7 3-12 5-5 1-10 2-16 2h-2750c-5 0-10-1-15-2-5-2-9-4-12-5-2-3-4-5-4-8l-160-1598-133-1290-267-2334-188-1342-132-768-104-485-82-283-53-149-54-116-52-81-49-47-20-9-11-2-11 2-46 29-53 64-54 98-54 132-81 260-108 455-79 418-55 314-54 341-108 757-139 1069-487 4565c-1 3-2 5-4 8-3 1-7 3-12 5-5 1-10 2-16 2h-2735c-6 0-11-1-16-2-5-2-9-4-12-5-3-3-4-5-4-8l-271-2634-242-2155-188-1421-184-1122-114-485-81-283-54-149-73-160-30-37-56-46-19-10-9-1-11 1-44 28-51 65-55 98-51 132-106 362-103 485-215 1308-268 2155-165 1235-277 2634c0 3-2 5-4 8-3 1-6 3-11 5-5 1-10 2-16 2h-1739z">
          <text:p/>
        </draw:path>
        <draw:path draw:style-name="gr3" draw:text-style-name="P3" draw:layer="layout" svg:width="17.81cm" svg:height="7.203cm" svg:x="21.556cm" svg:y="17cm" svg:viewBox="0 0 17811 7204" svg:d="M0 115l3 17h5c9 0 17 1 25 3 8 3 13 6 18 10 4 3 6 6 7 11l23 254c3 0 5 1 7 2 9 2 14 5 19 9 4 3 6 7 7 11l20 226h3c9 0 17 1 25 2 8 3 14 6 19 10 4 3 6 7 6 10l25 158 18 51h8c10 0 18 1 26 3s13 5 17 9c4 3 6 6 7 9l20 82c2 0 4 1 6 1 8 2 14 5 19 9 3 3 5 6 6 9l17 54h11c9 0 17 1 25 3 9 3 14 6 19 9 3 2 5 5 6 8l14 35h12c9 0 17 2 25 4 9 2 14 5 19 9 2 1 3 3 4 4l18 27c2 0 6 1 10 2 8 3 14 6 18 9 2 1 3 2 4 3l13 16h16c10 0 17 1 25 4 7 2 12 4 16 7l11 7h24c9 0 17 1 24 3l14 4h10c10 0 18 2 26 4l16 5h39c9 0 17 1 25 3 3 1 5 1 7 1l12 5 428 26 262 8c1 0 1 0 2 1l44 2 104 3h1l47 3 103 3 464 14 282 1c2 0 4 0 6 0l52 4c7 0 11 1 17 3 3 1 5 2 7 3l14 4h8c9 0 17 2 25 4s14 5 18 9c3 3 5 5 6 8l25 67h23c9 0 17 2 24 4 8 2 14 5 19 9 4 3 6 7 6 11l28 221c2 1 4 1 5 2 8 2 14 5 18 9s7 8 7 12l26 462h2c10 0 18 1 26 3 8 3 14 5 17 9 5 4 7 8 7 12l25 742h1c8 3 14 6 19 10 4 3 6 7 6 12l25 1222c8 0 16 1 24 3 8 3 14 5 18 9 5 4 7 8 7 13l23 1162 24 507h2c9 0 17 1 25 3 8 3 14 6 19 9 4 4 6 8 6 12l22 647h1c3 0 7 0 10 0l16-162c1-4 3-7 7-11 5-4 11-7 19-9 7-3 15-4 24-4h1l23-181c1-4 3-7 7-11s10-7 18-9 15-3 25-3h2l17-99c1-4 3-7 7-11s10-6 18-8c8-3 16-4 25-4h54c9 0 17 1 24 4 8 2 14 4 19 8 3 3 5 5 6 9l16 43c3 1 5 2 8 2 8 2 14 5 19 9 4 4 6 7 6 11l25 256c10 0 18 1 26 2 8 3 14 6 19 10 4 4 6 7 6 11l23 335h2c10 0 18 2 26 4s14 5 19 9c4 4 6 7 6 11l23 258 10-14c2-2 3-3 4-5 5-4 11-7 19-9 3-1 6-1 9-1l17-102c1-4 2-7 6-11s10-6 18-8c8-3 16-4 26-4h3l21-93c1-4 3-7 5-11 5-4 11-7 19-8 2-1 5-1 7-2l20-58c1-3 2-6 6-9 4-4 10-7 18-9s15-3 25-3h14l14-21c2-2 3-4 5-6 4-4 10-7 18-9 8-1 15-3 25-3h11l21-42c1-2 2-4 3-5l24-24c0-1 1-2 2-2 3-3 9-6 17-9 8-2 16-3 26-3h4l22-129c1-4 3-8 7-11 4-5 9-7 17-9s16-3 26-3h1l23-178c0-5 2-8 6-12 5-4 11-6 18-8 1-1 1-1 2-1l24-252c0-4 2-8 7-12 4-4 10-7 18-8 8-3 16-4 25-4l24-305c0-5 2-7 6-11 5-4 11-7 19-10 8-2 16-3 24-3h3l21-312c1-4 3-7 7-11 5-4 11-7 19-9 8-3 16-4 25-4h2l23-425c0-4 3-8 7-11 5-4 11-7 19-10h1l47-662c0-5 2-9 7-12 4-4 10-7 18-9s16-3 26-3h3l24-710c0-4 2-8 7-11 5-5 11-8 19-10s16-3 25-3h1l24-933c0-5 2-9 7-13s11-6 19-8c0-1 0-1 0-1l26-880c0-4 2-8 6-12 5-4 10-7 18-9s16-3 25-3h2l27-619c0-4 2-8 7-11 4-4 9-7 17-10 8-2 16-3 25-3l25-409c0-5 2-9 6-11 5-5 10-8 18-10 1 0 2-1 4-1l27-166c0-4 2-7 6-10 5-5 11-8 19-10 8-1 15-3 24-3h49c10 0 18 2 25 3 8 2 14 5 19 10 4 3 6 7 6 10l26 224 13 23h12c9 0 17 1 26 3 8 3 14 6 18 9s6 7 7 11l22 143c2 0 2 0 3 0 8 3 14 6 19 10 4 4 6 7 6 11l21 191h3c9 0 17 1 26 3 7 2 13 5 17 9 4 3 6 6 7 10l30 162 7 10h17c8 0 16 1 25 4 8 2 14 4 18 8 3 3 5 5 6 8l19 49c2 1 5 1 8 2 7 3 13 6 18 10 3 3 4 5 6 7l17 47h9c10 0 18 1 26 4 7 2 13 5 18 8 1 2 3 3 4 5l16 26h12c10 0 18 1 26 3s13 4 18 9c1 1 2 2 3 4l16 21c7 0 14 2 20 3 8 3 14 6 19 9l9 9 23 2h21c9 0 17 1 25 3 2 1 3 1 5 2l11 3h35c5 0 9 1 15 2l68 10h45c8 0 15 1 21 3l16 3h42c9 0 17 0 25 3 1 0 2 0 3 1l15 5h33c7 0 14 1 21 2l21 5 94 3c1 0 2 0 3 0l49 1 103 2c1 0 3 0 5 1l74 5h45c7 0 13 1 19 2l19 4 242 3c1 0 3 0 5 0l48 3h151c3 0 5 0 7 1l45 3 253 2c2 0 4 0 6 1l47 3 251 4c1 0 2 0 3 0l48 2h24c8 0 15 1 22 3l18 3h36c9 0 17 1 25 4 8 2 14 5 19 9 3 3 5 5 6 8l23 70c1 0 2 0 2 1 9 2 14 4 19 8 4 4 7 8 7 12l23 247h3c8 0 16 1 24 3 9 3 14 6 19 10 5 3 7 7 7 11l25 596h1c8 0 16 1 24 4 9 1 14 4 19 8s7 8 7 12l27 1178c2 1 4 1 6 2 7 2 13 4 17 8 5 4 7 8 7 13l21 1247 22 283h4c9 0 17 1 25 4 8 2 14 4 18 8 5 4 7 8 7 13l25 1102h1c10 0 17 1 25 3s14 5 18 9c5 4 7 7 7 11l22 353c1 0 1 0 2 0h3l24-255c1-4 3-8 7-12 5-4 11-7 19-8 8-2 16-4 25-4h1l22-209c1-3 3-7 7-10 5-5 10-8 19-10 5-2 11-2 17-2l17-20c1-2 2-2 3-3 5-5 9-8 18-10 8-2 16-3 25-3s17 1 25 3c9 2 14 5 18 10 3 2 5 4 6 6l13 32h9c10 0 18 1 26 4 8 1 14 4 18 8s6 7 7 11l23 148h5c9 0 17 1 25 3 8 3 14 5 19 9 4 4 6 7 6 12l24 361c0 1 1 1 1 1 9 2 14 5 19 9 4 4 6 8 7 11l25 275 13 38c4-3 9-5 15-7 8-3 16-4 26-4h4l22-145c0-4 2-7 6-11s10-7 18-9 16-3 26-3h5l21-112c1-3 3-6 6-10 4-4 10-7 18-9 8-3 16-4 26-4h7l19-58c1-3 3-5 6-8 3-4 8-6 14-8l25-9c2 0 3-1 5-1 5-2 9-3 14-3l13-15c1-1 2-2 3-3 4-4 10-7 18-9 8-3 16-4 25-4h10l16-31c1-2 2-4 5-7 5-3 9-6 18-8 8-2 16-4 25-4h4l20-123c0-4 3-6 7-10s10-7 17-9c8-2 16-4 26-4h3l23-183c0-4 2-7 7-11 4-4 10-6 17-9 8-2 16-3 26-3l23-298c1-5 3-9 7-11 5-5 11-8 19-10h1l24-317c0-1 0-2 0-2l49-203c1-4 3-7 6-10 4-5 10-7 18-9 1 0 2 0 2-1l24-263c0-5 3-8 7-11 5-4 10-7 19-10 7-2 14-3 24-3l24-373c0-5 2-8 7-11 4-5 10-8 18-10 1 0 1 0 1 0l26-598c1-5 3-9 7-13 5-4 11-7 19-8 8-3 15-4 24-4l24-947v-1l26-251c0-4 2-8 7-12 4-4 10-6 18-8 8-3 16-4 23-4l25-965c0-5 3-9 7-13 5-3 11-6 19-8 8-3 16-4 24-4h1l23-756c0-4 2-8 7-12s10-7 19-9h1l24-575c0 0 0-1 0-2l25-111c1-3 3-6 7-9 5-4 10-7 18-10 1 0 1 0 1 0l25-250c1-4 2-8 6-11 5-4 11-7 19-9 8-3 16-4 25-4h10l15-34c1-3 3-5 5-8 5-3 10-6 18-9 9-2 17-3 26-3h53c9 0 17 1 25 3 8 3 14 6 19 9 4 4 6 7 6 12l27 281 16 34h13c9 0 17 1 25 4 8 2 13 4 18 8 4 4 6 7 7 12l23 170c1 0 2 0 3 1 8 2 14 5 18 8 4 4 6 7 7 11l19 127h4c9 0 17 1 25 3 9 3 14 6 19 10 4 3 6 7 7 9l22 125h3c9 0 17 1 25 4 9 2 14 5 19 8 4 3 6 7 7 10l20 98 2 1h26c10 0 18 1 26 3 8 3 14 5 18 9 2 2 4 5 5 7l18 41c3 1 6 1 9 2 8 3 14 5 19 9 2 2 4 4 5 6l13 26h14c9 0 17 2 25 3 8 2 14 5 19 10 1 0 1 1 2 2l13 13c8 1 15 2 21 4 8 2 14 5 19 9l8 7h22c10 0 18 1 25 3 3 1 6 2 9 3l11 6h31c9 0 17 1 25 2l13 4h38c10 0 18 1 26 3 3 2 6 3 9 4l11 6h7c9 0 17 1 25 3 1 0 2 0 3 0l15 6h38c9 0 17 1 25 3 3 1 5 2 7 3l16 6 505 26 76 4c0 0 1 0 2 0l48 3 199 5c1 0 3 0 4 0l99 6 100 2c2 0 4 0 6 0l48 3 154 2c3 1 5 1 8 1l47 4 284 5c9 0 16 2 23 4 8 2 13 5 18 9l23 18c1 0 1 0 1 0 2 2 3 4 4 7l16 26h12c10 0 18 1 26 4 8 2 14 5 18 9 4 3 6 6 6 11l23 185h3c10 0 18 1 26 3s14 5 18 9c5 4 7 8 7 11l21 368h4c10 0 18 1 26 4 8 2 14 4 18 8 5 4 7 8 7 13l22 625c2 1 3 1 5 2 8 2 14 4 19 9 5 4 7 8 7 12l20 877c8 0 16 2 23 4 8 2 14 5 19 9s7 8 7 12l27 1423c9 0 16 1 23 3 8 2 14 5 19 9s7 8 7 12l25 1404 22 172c1 0 1 0 1 0 8 2 14 5 19 9 4 4 6 8 6 11l10 99c5-3 11-6 19-8 8-3 15-4 23-4l23-239c0-5 2-7 7-11 4-4 10-7 18-10 9-2 16-3 25-3h3l23-209c0-5 3-8 7-11 4-4 10-7 18-10 9-2 16-3 25-3h26c9 0 17 1 25 3 5 2 8 3 12 5l25 14c2 1 4 3 6 4 4 4 6 7 7 10l21 93h5c10 0 18 1 26 3 7 2 13 5 17 9 5 4 7 7 7 11l26 256h3c9 0 17 1 25 4 7 2 13 5 18 9 4 4 6 7 6 11l23 448c1 0 2 1 3 1 8 1 14 4 19 9 4 3 6 7 7 11l12 103 25-129c1-4 3-7 7-11 4-3 10-6 18-8 8-3 16-4 24-4l22-142c1-4 3-7 7-10 5-4 11-7 19-10 2 0 3-1 5-1l19-49c1-4 3-6 5-9 5-4 11-6 19-8 8-3 16-4 25-4h9l18-50c1-3 3-5 6-8 4-4 10-7 18-9 8-3 16-4 25-4h15l14-20c1-1 2-2 4-3 2-2 4-4 7-6l26-12c3-1 6-3 10-4 8-2 16-3 26-3h6l17-68c1-3 3-5 6-9 5-4 11-7 19-9s16-4 25-4h5l21-143c0-4 2-8 6-11 5-4 11-6 19-9l24-197c0-4 2-8 6-12 5-4 11-6 18-8 8-3 16-4 25-4h3l21-248c1-4 3-7 7-11 5-4 11-7 18-9 8-2 16-3 25-3h4l25-421c0-5 2-9 6-12 5-4 11-7 19-9 7-3 15-4 24-4l27-482c0-1 0-2 0-3l23-94c1-4 3-7 6-10 4-4 10-7 18-9 2 0 3 0 4-1l22-415c0-4 3-8 7-12 5-3 11-6 19-9 7-2 15-3 24-3h2l24-542c0-3 3-7 7-11 5-4 11-7 19-10 8-1 15-2 24-2h6l25-748c0-5 2-9 7-13 4-4 10-6 18-8 4-1 7-2 9-3l19-963c0-5 2-9 6-13 5-3 11-6 19-9 8-2 16-3 25-3h1l25-1016c0-4 2-8 6-12 5-4 11-7 19-8 8-3 16-4 25-4h2l24-488c0-4 1-6 3-9l26-32c1-1 2-2 3-3 5-5 11-8 19-10s15-3 24-3h26c9 0 17 1 25 3s14 5 18 10c2 2 4 4 5 5l16 29h14c10 0 17 1 26 3 8 2 13 5 17 9 4 3 7 7 7 11l23 208h3c10 0 17 2 26 4 8 2 14 5 17 9 4 3 7 7 7 11l28 237 12 20c7 0 13 1 19 3 8 2 13 5 17 9 4 3 6 6 7 10l21 101h5c10 0 17 1 26 3 8 2 13 4 17 9 4 3 6 7 7 11l24 146c2 0 3 0 4 1 8 2 14 5 19 9 4 3 6 6 6 10l20 99h6c9 0 17 1 25 4 8 2 14 5 19 9 3 2 5 4 6 7l25 68 8 5c9 0 17 1 25 4 8 2 14 5 19 9 1 1 1 1 2 2l12 12h18c9 0 17 1 25 3 8 3 14 6 19 9 1 1 2 2 3 4l14 16h17c9 0 17 1 26 4 8 2 14 5 18 9 1 1 1 1 2 2l14 13c7 0 15 1 23 4 6 1 11 4 15 6l8 5 36 2 73 4c2 0 3 0 4 0l49 4h21c7 0 12 1 18 2l19 3h43c7 0 11 1 17 2l18 3 130 3c1 0 3 0 4 0l55 3 209 6 101 2 128 1c1 0 2 0 3 0l52 2 208 2 257 3c2 0 3 0 4 0l51 2 345 2v49l-347-1c-2 0-3 0-4 0l-51-2-257-2-210-3c-1 0-2 0-3 0l-52-2-126-1c-1 0-1 0-2 0l-102-3-212-6c-1 0-2 0-3 0l-53-2-137-3c-5 0-10 0-15-1l-17-3h-44c-7 0-13-1-19-2l-18-4h-16c-3 0-6-1-9-1l-50-4-72-3h-1l-59-4c-7 0-12-1-18-3s-11-4-15-7l-6-4h-5c-9 0-17 0-25-2-8-3-14-6-18-10-1 0-1-1-1-1l-14-13h-23c-9 0-17-2-25-4s-14-5-18-9c-1-1-2-2-3-3l-13-17h-17c-9 0-17-1-25-4-8-2-14-5-18-9 0-1-1-1-1-2l-12-12c-8 0-15-1-22-3s-13-5-17-9l-27-20c-1-1-1-1-1-1-3-3-5-5-6-9l-20-51h-10c-9 0-17-1-25-3-8-3-14-5-18-10-3-3-5-5-6-9l-22-102c-1 0-3-1-4-1-8-2-14-5-19-10-4-2-6-5-7-9l-23-145h-4c-10 0-18-1-26-4-8-1-14-4-18-8s-6-7-7-11l-20-101c-3 0-6-1-10-2-8-2-14-5-18-9-2-2-4-4-5-6l-25-39c-2-2-2-4-3-6l-24-216h-3c-10 0-18-1-26-4-8-2-14-5-18-9-5-3-7-7-7-11l-22-209h-6c-9 0-17 0-25-3-1 0-2 0-2 0l-24 477c0 4-3 8-7 12-5 4-10 7-18 9s-16 3-25 3h-1l-25 1016c0 4-3 8-7 12-5 4-10 7-18 9s-16 3-25 3h-1l-18 964c0 3-2 7-7 11-5 5-11 8-18 9-3 1-7 2-10 2l-25 749c0 5-2 9-7 13-4 4-10 6-18 9-9 2-16 3-25 3h-6l-25 542c0 3-2 7-6 11-5 4-11 7-19 10-8 1-16 2-25 2h-1l-22 413c0 4-3 8-7 12-5 4-11 7-19 9-2 0-5 1-8 2l-17 73-28 506c0 5-2 9-6 11-5 5-11 8-19 10s-16 3-24 4l-24 420c-1 4-3 8-7 12-5 4-11 6-19 8-8 3-16 4-24 4h-5l-21 249c-1 3-3 7-7 11-5 4-11 7-19 9-8 1-16 3-25 3h-2l-23 194c-1 4-3 7-7 11-5 4-11 7-19 9h-1l-22 147c-1 5-3 8-6 11-5 4-11 7-19 9-8 3-16 4-25 4h-7l-17 66c-1 4-3 7-7 10-3 4-9 7-17 9s-16 3-26 3h-30l-2 1-21 32c-1 1-3 3-4 4-5 3-11 6-19 9-8 2-16 3-25 3h-9l-17 50c-1 3-3 6-6 8-5 4-11 7-19 9s-16 3-25 3h-9l-17 49c-2 3-3 5-6 7-5 4-11 7-19 10h-1l-23 145c0 3-2 7-6 10-5 5-11 8-18 10-8 2-16 2-25 2h-1l-30 161c-1 4-3 7-7 11-5 4-11 6-18 8-8 3-16 4-25 4h-16l-17 19c-1 1-1 2-2 3-5 4-11 7-18 9-8 2-16 3-25 3-10 0-18-1-26-3s-14-5-19-9c-3-4-5-7-5-11l-23-171c-2-1-4-1-6-2-8-2-14-4-18-8-5-4-7-8-7-13l-22-444h-1c-9 0-17-1-25-3-8-3-14-6-19-9-4-4-6-7-7-12l-25-256h-2c-10 0-17-1-26-3-6-2-12-4-16-7l-10 91c0 5-2 8-7 11-4 4-10 7-18 10-7 2-15 3-25 3h-3l-23 239c0 4-2 7-7 11-4 4-10 7-18 10-7 2-15 3-25 3l-24 143c0 4-2 7-6 11-5 4-11 6-19 8-7 3-15 4-24 4h-49c-10 0-17-1-25-4-8-2-14-4-19-8-4-4-6-8-6-12l-26-256c-8-3-14-5-18-9-4-3-6-7-7-11l-25-192c0-1 0-1 0-2l-26-1380c-8 0-16-1-23-3-8-3-14-5-18-9-5-4-7-8-7-13l-28-1421c-8-1-16-2-23-4-8-2-14-5-18-9-5-5-7-8-7-12l-21-880c-1 0-3 0-5-1-8-2-14-5-19-9-4-4-5-8-5-12l-23-625h-3c-10 0-18-1-26-3s-14-5-19-9c-4-4-6-7-6-11l-21-368h-2c-10 0-17-1-26-3-8-3-14-5-18-9s-6-7-7-11l-22-185h-3c-9 0-17-1-26-3-8-3-14-6-18-10-3-2-4-3-5-5l-23-42-5-4-262-6c-2 0-4 0-7 0l-46-4-153-2c-2 0-4 0-6 0l-48-3-100-2c-2 0-4 0-6 0l-99-7-198-4c-2-1-3-1-5-1l-50-2-75-4-521-27c-7-1-13-2-20-4-3-1-5-1-7-2l-14-5h-34c-9 0-17-1-26-4-1 0-1 0-2-1l-15-5h-12c-9 0-17-1-26-3-4-2-7-3-10-3l-11-6h-29c-9 0-17-1-24-3l-15-4h-38c-8 0-16-1-25-4-3-1-5-2-8-3l-11-4h-32c-8 0-16-1-25-4-8-2-13-5-18-9l-9-6h-1c-9 0-17-2-25-4-7-2-13-5-18-9-1-1-2-2-2-3l-13-13h-20c-9 0-17-1-26-4-7-2-12-4-17-8-3-3-4-5-5-7l-14-27c-4-1-8-1-12-1-8-3-13-6-18-10-3-2-5-5-6-8l-16-39h-10c-9 0-17-1-26-3-5-1-10-3-14-6l-25-16c-1-1-3-2-4-3-4-3-6-6-6-10l-19-82h-3c-9 0-17-1-26-3-8-3-13-6-17-10-4-3-6-7-7-9l-23-125h-5c-10 0-18-1-26-3-8-3-14-6-17-9-4-4-7-7-7-11l-20-129c-1-1-3-1-4-1-8-3-14-6-18-10-5-3-7-6-7-10l-22-169h-6c-9 0-17-1-25-3-8-1-14-4-19-9-3-2-4-4-5-7l-25-56c-1-1-1-2-1-4l-21-211c-2 1-5 2-8 3-8 2-16 4-25 4h-3l-25 246c0 5-2 8-7 12-4 3-10 6-18 9-1 0-2 0-3 0l-21 91-24 594c-1 4-3 8-7 12-5 4-11 6-19 9h-1l-22 760c-1 4-3 7-7 11-5 4-11 7-19 10-7 2-15 3-24 3h-1l-25 966c-1 3-3 7-7 11-5 4-11 7-19 9-7 2-15 3-24 3h-1l-23 228-26 971c0 4-2 8-7 12-3 4-9 7-17 9s-16 3-25 3l-27 596c0 5-2 9-7 12-3 4-9 7-17 9-1 0-1 1-2 1l-24 376c0 4-3 7-7 11-5 4-10 7-19 9-8 3-15 4-24 4l-24 260c0 4-2 8-7 12-4 4-10 6-18 8-2 1-4 1-6 2l-43 183-25 337c0 4-3 8-7 11-5 4-10 7-18 9l-1 1-24 301c-1 3-3 7-7 11-5 4-11 7-19 10-8 1-16 2-24 2h-1l-23 184c-1 4-3 8-7 11-5 4-10 7-19 9-8 3-16 4-25 4h-3l-20 123c-1 3-3 6-7 10s-10 7-18 9c-8 3-16 3-26 3h-10l-16 31c-1 3-3 5-6 7-4 3-10 6-18 9-8 2-16 3-26 3h-14l-12 14c-1 1-2 2-3 3-5 4-11 7-19 10-8 2-16 2-25 2h-3l-21 68c-1 4-3 7-6 9-5 4-10 7-19 9-8 2-16 4-25 4h-5l-20 111c-1 4-3 7-7 11-5 4-10 6-19 8-8 2-16 4-25 4h-4l-21 145c-1 4-3 7-7 10-5 5-10 8-19 10-8 2-16 3-25 3h-17l-9 13c-1 1-2 2-4 3-4 4-10 6-18 9-8 2-16 3-26 3h-52c-10 0-18-1-26-3-8-3-14-5-18-9-4-2-5-5-6-8l-27-77c-1-2-1-3-1-4l-24-255c-1 0-1-1-2-1-8-2-14-4-19-8-4-4-6-8-7-13l-23-358h-2c-9 0-17-1-25-4-8-2-14-5-19-9-4-4-6-6-6-10l-24-149h-4c-9 0-17-1-25-3-2 0-4-1-5-1l-22 197c0 4-2 8-6 12s-10 7-18 8c-8 3-16 4-26 4l-26 255c0 4-2 8-6 11-4 5-10 7-18 9s-16 3-26 3h-5l-19 90c0 3-2 6-6 10s-10 7-18 9-16 3-25 3h-21c-10 0-18-1-25-3-8-2-14-5-18-9-5-4-7-8-7-12l-29-464h-2c-9 0-16-1-24-4-9-2-14-4-19-8s-7-8-7-13l-25-1102h-3c-10 0-17-1-25-2-8-2-14-5-18-10-5-4-7-7-7-11l-24-307c0-1 0-1 0-1l-20-1226c-1 0-3-1-4-1-9-2-14-5-19-9s-7-8-7-12l-27-1176h-1c-10 0-18-1-25-3-8-3-14-5-18-9-5-4-7-8-7-12l-25-595h-1c-10 0-18-1-25-4-8-2-14-5-18-9-5-4-7-7-7-11l-24-251c-7-2-12-5-16-9-3-3-5-5-6-8l-22-67h-6c-9 0-16-1-23-2l-17-5h-14c-1 0-2 0-4 0l-49-2-252-4c-2 0-4 0-6 0l-47-2-253-3c-2 0-4 0-6 0l-45-3-151-2c-3 0-4 0-6 0l-48-3-248-3c-7 0-13 0-19-2l-18-3h-38c-3 0-5 0-8 0l-75-6-102-2c-1 0-1 0-2 0l-49-2-103-3c-7 0-13-1-19-2l-19-4h-38c-10 0-18-1-26-3-1-1-2-1-2-1l-15-5h-38c-8 0-14-1-21-3l-16-3h-41c-6 0-10-1-15-2l-69-9h-43c-9 0-17-1-25-4-2 0-3-1-5-1l-12-5h-9c-3 0-6 0-9 0l-50-4c-6-1-11-2-17-3-8-3-14-6-18-10l-6-6h-1c-9 0-17 0-25-2-8-3-14-6-19-10-1-1-2-3-3-4l-16-21h-13c-9 0-17-1-25-3s-14-5-19-9c-2-2-3-4-4-5l-17-25h-13c-9 0-17-1-25-3s-14-5-19-10c-3-2-5-5-6-7l-18-49c-3 0-6-1-8-2-8-2-14-5-18-8-3-3-5-5-6-8l-18-49h-9c-10 0-18-1-25-2-8-3-14-6-18-10-2-1-3-2-4-3l-23-28c-2-3-3-5-3-7l-26-144h-4c-10 0-18-1-26-4-8-1-14-4-18-8-5-4-7-8-7-12l-21-193c-1 0-2 0-3 0-7-3-13-5-17-9s-6-7-7-11l-22-141h-4c-10 0-18-1-26-3-7-2-13-5-17-9-2-2-4-4-5-6l-26-42c-1-2-2-4-2-6l-4-36c-1 2-3 4-6 7-4 4-10 7-18 9-1 0-1 0-2 1l-23 412c-1 4-3 7-7 11-5 4-11 7-19 10-8 2-15 3-24 3l-26 618c0 5-3 8-7 12-5 4-11 7-19 9s-16 4-25 4h-1l-24 876c0 4-3 8-7 12-5 4-11 7-19 9h-1l-25 937c0 5-2 9-6 12-5 4-10 7-18 9-8 3-16 4-26 4h-1l-25 709c0 4-2 8-6 12-5 4-10 7-18 9s-16 3-26 3h-4l-46 660c-1 4-3 8-7 11-5 4-11 7-19 10h-1l-25 428c0 4-2 8-6 12-5 3-11 6-18 9-8 2-16 3-26 3h-2l-21 312c-1 4-3 8-7 12-5 3-11 6-18 8-8 3-16 4-25 4h-2l-24 304c-1 5-3 8-7 12-5 4-11 7-19 9-7 2-15 3-24 3h-1l-23 250c0 4-2 7-7 11-4 4-10 7-18 10-1 0-2 0-3 1l-22 179c-1 5-3 8-7 12-5 4-11 6-19 8-8 3-16 4-25 4h-2l-21 130c-1 3-3 6-7 10s-10 7-18 9c-9 2-16 3-26 3h-18l-7 8-29 59c-2 2-3 4-6 7-4 4-10 6-18 8-9 3-15 4-25 4h-14l-14 21c-2 2-3 4-5 5-4 4-10 6-18 9-9 2-15 3-25 3h-8l-19 57c-1 3-2 6-6 9-4 4-10 6-18 8-2 1-4 1-5 1l-21 96c0 4-2 7-6 10-5 5-11 8-19 10-8 1-16 2-25 2h-2l-17 101c0 4-2 7-6 11-5 4-11 6-19 8-6 2-12 3-19 3l-43 61c-2 2-3 3-4 5-5 4-11 6-19 8-8 3-16 4-26 4-9 0-17-1-24-4-8-2-14-4-19-8 0-1-1-1-1-2l-12-12c-6 0-11 0-17-2-8-2-14-5-19-9-4-4-6-8-6-11l-25-279h-3c-9 0-17-1-25-4-8-2-14-5-19-9-4-3-6-7-7-12l-23-335c-9 0-17-1-25-4-8-2-14-5-19-8-4-4-6-8-6-12l-25-258c-1 0-2 0-3 0-5-2-10-3-14-6l-7 45c-1 4-3 8-7 11-5 4-11 6-19 9-8 2-15 3-24 3h-1l-23 182c0 4-3 8-7 10-4 4-10 7-18 10-8 2-15 3-25 3l-24 227c0 4-2 7-6 11-5 4-11 6-19 9-8 2-16 3-24 3h-26c-10 0-18-1-26-3-8-3-14-5-18-9-2-2-4-5-5-8l-18-45h-9c-10 0-17-1-26-2-8-3-14-6-18-10s-6-8-6-11l-23-648h-1c-9 0-17-1-25-3s-14-5-19-9c-4-4-7-8-7-12l-24-531-23-1139c-9 0-17-1-24-2-8-3-13-6-18-10s-7-8-7-12l-25-1225-1-1c-8-2-14-5-18-9-5-4-7-7-7-12l-24-739h-1c-10 0-17-1-26-3-8-2-14-5-18-9-5-4-7-8-7-11l-26-465c-1 0-2-1-4-1-8-2-14-5-18-9-4-3-6-7-7-11l-27-220h-17c-9 0-17-1-25-3s-14-5-19-9c-3-3-5-6-6-9l-25-68c-2 0-5-1-8-2-2-1-4-1-7-2l-17-7-33-2-280-1c-1 0-2 0-2 0l-466-15-104-2c-1 0-1 0-2 0l-47-3-103-3c-1 0-1 0-2 0l-45-3-262-9c-1 0-2 0-2 0l-445-26c-7 0-13-1-19-3-3-1-4-1-7-2l-9-4h-35c-9 0-17-1-25-4l-17-3h-9c-8 0-16-1-23-4l-15-4h-38c-8 0-16-1-25-3-6-2-12-5-16-8l-11-7h-24c-9 0-16-1-25-3-8-3-13-6-18-9-2-1-2-2-3-3l-14-17c-5 0-9-1-14-3-8-2-13-5-17-9-2-2-3-3-5-5l-16-24h-17c-9 0-17-1-25-4-8-2-13-5-18-9-3-3-4-5-6-7l-15-37h-12c-9 0-17-1-25-2-8-3-14-6-18-10-3-3-5-6-6-8l-19-57c-3 0-5-1-8-1-8-2-13-5-18-9-4-3-6-6-7-10l-19-79h-6c-9 0-17-1-26-3-8-2-13-5-18-9-3-3-5-6-6-9l-25-71c0-1 0-2-1-3l-21-136h-5c-9 0-17-1-25-3-8-3-14-5-19-9-3-4-5-7-6-12l-21-226c-2-1-5-1-7-2-3-1-6-2-8-3z">
          <text:p/>
        </draw:path>
        <draw:polygon draw:style-name="gr4" draw:text-style-name="P3" draw:layer="layout" svg:width="0.01cm" svg:height="0cm" svg:x="35.638cm" svg:y="21.59cm" svg:viewBox="0 0 11 1" draw:points="0,0 11,1 11,0">
          <text:p/>
        </draw:polygon>
        <draw:path draw:style-name="gr5" draw:text-style-name="P1" draw:layer="layout" svg:width="14.23cm" svg:height="9.578cm" svg:x="4.873cm" svg:y="2.761cm" svg:viewBox="0 0 14231 9579" svg:d="M14231 9579h-1045c-5 0-10-1-15-2-5-2-9-4-12-6-2-3-4-4-4-7l-28-280-28-505-28-349-54-277-30-216v-1l-54-1075-2-9-14 88c0 3-1 5-4 6-3 3-6 5-12 6-5 2-10 2-16 2s-11 0-15-2c-5-1-9-3-11-6-3-1-4-3-5-6l-27-167v-1l-28-298-26-588-30-172v-1l-25-310-21-13c-2 0-3-1-4-2-2-1-3-3-4-5l-27-77c0 0 0-1-1-2l-26-258-55-858v-1l-26-693-19 111c0 2-2 4-4 6 0 1-1 1-1 1l-27 21c-3 2-7 3-11 4-5 2-10 2-15 2-6 0-11 0-16-2-5-1-9-2-12-5-3-2-4-5-4-7l-28-370-26-180v-1l-8-96-8 67c0 1-1 3-2 4l-52 74-28 233v1l-27 104c-1 3-2 4-4 6-3 3-7 5-12 6-4 2-9 3-15 3-5 0-10-1-14-2l-9 34c-1 2-2 4-4 6-3 3-7 4-12 5-5 2-10 2-16 2s-11 0-15-2c-5-1-9-2-12-5-3-2-4-5-4-7l-55-586-28-209-14-4c-4-1-8-3-10-5-3-2-4-4-4-7l-54-259c0-1 0-1 0-1l-15-148-36 372c0 2 0 3-1 4l-24 38-29 113-24 343-28 675v1l-27 325c0 3-2 5-4 8-3 2-7 3-12 5-5 1-9 2-15 2s-11-1-16-2c-5-2-9-3-12-5 0-1-1-1-1-1l-28-30c-1-2-2-3-2-5l-53-181-24-18c0-1-1-1-1-1-2-1-3-3-4-5l-54-232v-1l-25-266-26-70c0-1 0-1-1-2l-24-216c-1 0-1 0-1 0l-53-1119-28-1083-3-21-13 110-26 708-55 3361-27 361-52 1251-27 299-54 963h-1l-26 206v1l-28 101-78 409-57 496c0 2-1 5-4 7-3 3-7 4-12 5-5 2-10 2-16 2h-213l-101 3-48 13c-5 1-9 1-15 1s-11 0-16-1c-3-1-5-2-8-3l-11-6-32 8c-5 1-9 2-14 2-6 0-11-1-17-2-3-1-5-2-8-4l-17-11h-419l-180 1-52 10c-3 0-7 1-10 1-6 0-11-1-16-2-2-1-3-1-5-2l-16-7-63 3-48 13c-5 1-10 1-15 1-6 0-11 0-16-1-2 0-4-1-6-2l-5-3-24 21c-3 3-7 4-12 5-5 2-10 2-16 2s-11 0-16-2c-1 0-2 0-3-1l-11-3-7 2c-5 0-9 1-15 1-1 0-2 0-3 0l-20 44c-1 1-2 3-4 4-3 3-6 5-11 6-6 2-11 2-16 2s-10 0-16-2c-5-1-8-3-11-6-1 0-1 0-1 0l-22-21-22 115c-1 1-1 3-3 4l-26 32c-1 0-1 1-2 1-3 3-7 5-12 6-5 2-10 3-16 3s-11-1-16-3c-5-1-8-3-10-5l-21 152c0 2-1 4-4 6s-7 4-12 6c-5 1-10 2-16 2h-1366c-5 0-10-1-16-2-5-2-8-4-11-6-3-3-5-4-5-7l-25-437-54-739-51-218-27-196c0-1-1-1-1-1l-51-939-21-226-20 85c0 2-2 4-4 6-3 3-7 5-12 6-4 2-9 2-15 2s-11 0-16-2c-5-1-9-3-12-6-2-2-4-4-4-7l-25-226-51-967-27-290-9-3c-5-1-9-3-11-6-1 0-1-1-2-1l-25-27c-1-2-2-2-2-4l-25-83c-1 0-1-1-1-1l-26-254-28-505-42-1135-25 65-27 132c-1 2-2 4-5 6-3 3-6 4-11 5-5 2-9 2-15 2s-11 0-16-2c-6-1-9-2-12-5-3-2-4-5-5-8l-27-498-2-26c-1 1-2 1-2 1-4 1-9 2-15 2s-11-1-16-2c-6-2-9-3-12-6-3-2-4-5-4-7l-23-154c-3 1-6 2-9 3-4 2-9 3-15 3s-11-1-16-3c-5-1-9-3-12-6-3-2-4-4-4-6l-21-155-14 3c-3 1-7 2-12 2-6 0-11-1-16-2-5-2-9-4-12-5-2-2-3-4-4-6l-25-67-56-1c-1 0-3 0-4 0l-54-4c-4 0-7-1-11-2-2 0-3-1-5-2l-28-13c-2-1-4-2-6-3-1-1-2-2-2-3l-27-48c-1-1-1-2-1-3l-7-31-9 77c-1 2-2 5-5 7s-6 4-11 5c-5 2-11 2-16 2s-10 0-15-2c-4-1-6-2-8-3l-27 156-27 466v1l-27 360c0 1 0 1 0 1l-25 116c0 2-2 3-4 5-3 3-7 5-12 7-5 1-10 2-15 2-6 0-11-1-16-2-5-2-9-4-12-7-1-1-2-2-3-3l-54-90c0-1-1-2-1-4l-10-94c-3 1-7 1-10 1-6 0-11-1-16-2-5-2-9-3-12-6-2-2-4-3-4-5l-26-110-27-70-47-35c-1 0-1-1-1-1-3-2-5-5-5-8l-52-929-27-960-17-460-26 477-51 2961-28 865-24 485-52 959-27 394-50 910-25 181c0 1 0 1 0 2l-54 142-79 427-26 240-27 178c-1 3-2 5-5 7-3 3-6 4-11 5-6 2-11 2-17 2h-1405l-183 1-36 8-20 19-83 213c-1 2-2 3-4 5-3 3-6 5-10 6-5 1-10 1-16 1s-11 0-16-1c-6-1-9-3-12-6-2-2-4-4-4-6l-20-80-26 53-27 156c0 2-1 4-4 6s-7 4-12 6c-5 1-10 2-16 2h-1188c-6 0-11-1-16-2-5-2-9-4-11-6-3-3-5-4-5-7l-27-576-27-367-25-222-54-292-27-225-39-583c-1 1-1 2-3 2-3 2-6 4-11 6-5 1-11 2-16 2-6 0-11-1-16-2-6-2-9-4-12-6s-4-4-5-7l-31-497-76-924-25-169-28-332-23-61c-1 0-1-1-1-1l-27-199-46-770-22 282c0 0 0 1 0 2l-25 83c0 2-2 4-4 5-3 3-6 5-11 6s-10 2-16 2-11-1-16-2-8-3-11-6c-3-2-4-4-5-7l-49-543-20-58c-5 0-9-1-14-2-5-2-8-3-11-6l-5-4-12 71c0 3-2 4-4 6-3 2-7 4-12 6-5 1-10 2-16 2s-11-1-16-2l-7 104c0 3-1 5-4 7s-7 4-12 6c-5 1-9 2-15 2s-11-1-16-2c-5-2-9-4-12-6-2-2-4-4-4-6l-18-123c-1 0-1 1-2 1-3 3-7 5-12 6-4 2-9 2-15 2s-11 0-16-2c-5-1-9-3-12-6-1-1-2-2-3-3l-27-47c-1 0-1-1-1-2l-27-145c0-1 0-1 0-1l-22-292c-5 0-10-1-14-2-5-2-9-4-12-6-3-3-4-5-4-7l-52-1011-49-2290-69 2612-55 1357c0 1 0 1 0 1l-24 380-30 310c-1 2-2 5-5 7-3 3-6 4-11 6-5 1-10 2-16 2s-10-1-15-2c-6-2-9-3-12-6-3-2-4-5-4-6l-25-226-17-8c-3-1-5-1-7-3-1-1-1-2-2-3l-26-36c-1-1-2-2-2-4l-28-114v-1l-51-638-24-24c-3-2-4-4-4-6l-49-751-27-274-25-926-12-307-3 59-50 2759-79 1755-51 1015-25 169-52 631v1l-74 334-50 401v1l-29 135-25 283c0 2-1 4-2 6l-24 28c-1 1-1 1-2 2-3 2-6 4-12 5-5 2-10 2-16 2-1 0-3 0-4 0l-16 58-27 228c0 2-1 3-4 6-3 2-6 4-12 6-5 1-10 2-16 2h-241v-31h211l26-214v-1l25-91c1-2 2-4 4-6 3-3 7-4 11-5 5-1 10-2 16-2s11 1 16 2c2 1 3 1 4 1l25-280c0-1 0-1 0-2l29-135 50-401v-1l74-334 52-630c0-1 0-1 0-1l25-168 51-1015 79-1755 49-2758 27-475c0-3 2-6 5-7 3-3 6-5 11-6 5-2 10-2 16-2s11 0 16 2c5 1 8 3 11 6 1 1 2 1 3 2l25 36c1 2 1 2 1 4l28 688 24 925 27 274 49 748 24 24c3 1 4 3 4 5l51 641 27 112 24 30 15 8 6-65 25-380 54-1358 79-2949c0-3 2-5 5-7s6-4 11-6c5-1 11-2 16-2 6 0 11 1 16 2 6 2 9 4 12 6s4 3 4 6l52 216c0 1 0 1 0 2l51 2410 51 970c5 1 9 1 12 3 5 1 9 2 12 5 3 2 4 4 4 7l25 332 7 37 9-84c0-2 2-5 4-7 3-3 7-5 12-6 4-2 9-2 15-2s11 0 16 2c5 1 9 3 12 6 3 2 4 4 4 7l10 67 6-88c0-3 1-6 4-8 3-3 7-5 12-6 4-2 9-2 15-2s11 0 16 2c5 1 9 3 12 6 3 2 4 5 4 7l15 137c2-1 4-1 6-1 5 0 10 1 15 3 5 1 8 2 11 5h1l38 34c3-1 7-1 11-1 6 0 11 0 15 2 5 0 9 2 12 5 2 2 3 3 4 5l-26 3-4 1 16 12-22 7c0 1-1 1-1 1-6 2-11 2-17 2 0 0-1 0-2 0l-7-20 32-3 31-3 27 79c0 1 0 2 1 3l25 273 42-562c0-2 1-5 4-7 3-3 7-5 12-6 5-2 10-2 16-2s11 0 15 2c5 1 9 3 12 6 2 2 4 5 4 7l74 1237 27 197 25 62c0 1 0 1 0 2l27 332 25 169 76 925 21 311c0-1 1-1 2-2 3-2 6-4 11-5 6-2 10-2 16-2 5 0 10 0 16 2 5 1 8 3 11 5s4 5 5 7l51 769 27 224 54 291c0 1 0 1 0 1l25 222 28 368 26 561h1129l25-143c0-1 0-2 1-2l54-108c0-2 1-3 3-3 3-3 6-5 12-6 5-2 10-3 15-3 6 0 11 1 16 3 5 1 8 3 11 6l28 22c2 2 3 4 4 6l3 12 45-117c1-1 2-2 3-3l28-26v-1c3-2 7-4 12-6 1 0 2 0 2-1l53-10c4-1 8-1 12-1l189-2c1 0 1 0 1 0h1377l24-163 27-240v-1l79-428c0-1 1-1 1-2l53-141 25-179 49-910 28-394 51-959 25-485 28-864 51-2961 27-512 1-1 24-162c0-1 0-1 0-2l28-64c0-2 1-3 3-5 3-2 7-4 12-6 5-1 10-2 16-2s10 1 15 2c5 2 9 4 12 6 3 3 4 5 4 8l28 721 26 959 52 925 46 34c1 1 1 1 2 1 2 1 3 3 3 5l22 59c1-1 1-1 1-1 3-3 7-4 12-5 5-2 10-2 16-2 5 0 10 0 15 2 5 1 9 2 12 5 3 2 4 4 4 7l25 227 8 14 8-37 27-361 27-466v-1l28-162c0-1 0-2 1-3l26-43c1-1 2-2 3-3 3-3 7-4 12-5 5-2 10-3 16-3 1 0 1 0 2 0l21-169c0-3 2-4 3-7 3-2 7-4 12-6 5-1 10-2 16-2s11 1 16 2c5 2 9 4 12 6 1 2 3 3 3 4l27 57v1l25 119 24 42 14 7 43 4 79 1c5 0 10 1 15 2 5 2 9 3 12 5 2 2 3 3 3 5l15 41 5-8c0-1 1-1 2-2 3-2 7-4 12-6 5-1 10-2 16-2s11 1 16 2c5 2 9 4 12 6 3 1 4 4 4 6l21 165h1c6 0 11 1 16 2h1l25 7 6-55c0-3 2-5 4-7 3-2 7-4 12-6 4-1 9-2 15-2s11 1 16 2c5 2 9 4 12 6s4 4 4 7l25 292 16 298 2-5c1-2 2-3 4-5l1-1 20-14 30-146c0-2 1-4 4-6 3-3 6-5 10-5 6-2 11-2 16-2 6 0 11 0 17 2 5 0 8 2 11 5 3 2 4 5 5 8l49 1309 27 505 27 252 23 80 19 20 17 5c5 2 8 4 11 5 3 3 4 5 4 8l27 298v1l52 966 7 66 7-13c0-2 1-3 3-4 3-3 7-4 12-5 5-2 10-2 16-2s11 0 16 2c5 1 9 2 11 5 1 0 1 0 1 0l24 24c2 2 4 4 4 7l27 289 52 939 27 196 51 217c1 0 1 0 1 1l55 740 23 422h1306l22-165c0-2 2-4 4-7 3-2 7-4 12-6 3 0 7 0 10-1l28-2c2 0 4-1 6-1 5 0 10 1 15 3 2 0 4 1 6 1h1l25-125c0-2 1-4 4-6 0-1 1-1 2-2l29-19c3-2 6-4 9-5 6 0 11-1 17-1 5 0 10 1 16 1 5 2 8 4 11 6 1 0 1 1 1 1l9 9 9-19c0-2 1-4 3-5 2-3 6-5 11-6 5-2 10-2 16-2 4 0 7 0 11 1l14 2 13-3c5-1 9-2 14-2s10 1 15 3c1 0 1 0 2 0l10-8c1-1 3-2 6-4l25-11c2-1 3-1 5-2 5-1 10-1 16-1 5 0 10 0 15 1 3 1 4 1 6 2l11 5 34-9c4-1 8-2 12-2l81-4c1 0 2 0 3 0 6 0 11 1 16 3 2 0 3 0 5 1l13 5 40-6c3-1 6-1 10-1l185-2h434c6 0 11 1 16 3 3 1 6 2 9 3l11 6 32-7c5-2 8-2 13-2 6 0 11 1 17 2 3 1 5 2 7 3l11 5 33-8c3-1 7-2 12-2l109-3c1 0 1 0 2 0h185l54-481c1 0 1 0 1-1l79-410 27-101 26-204 55-962 27-300 52-1251 27-361 54-3360 27-709v-1l28-240c0-2 1-5 4-6 2-2 4-3 6-4l27-13c1-1 3-1 5-2 5 0 10-1 16-1s11 1 16 1c5 2 9 4 12 6s4 5 4 7l24 164 28 1084 54 1118 24 214 28 70c0 1 0 2 0 3l24 266 54 227 22 18c1 0 1 0 1 0 2 2 4 4 4 6l29 96 17-205 27-675c0-1 0-1 0-1l25-344v-1l30-116c0-1 1-1 1-2l23-37 57-588c0-2 2-5 4-7 2-3 6-4 11-5 5-2 10-2 16-2s11 0 16 2c5 1 9 2 12 5 2 1 3 3 3 4l27 58c0 1 1 1 1 3l30 307 52 252 14 4c5 1 8 3 11 5 2 3 4 5 4 7l30 217v1l44 476c1 0 2 0 3 0 5 0 10 0 14 1l11-43 27-235c0-1 1-3 2-4l53-73 26-223c0 0 0-1 1-2l27-69c1-2 2-3 4-5 3-2 7-4 12-6 5-1 10-2 16-2 5 0 10 1 15 2 5 2 9 4 12 6 2 3 4 5 4 7l25 323 27 180 15 206 3-18c0-1 0-2 0-2l28-59c1-2 2-3 3-5 3-2 7-4 12-6 5-1 10-2 16-2 5 0 10 1 15 2 5 2 9 4 12 6 2 2 3 4 4 5l27 92c1 1 1 1 1 2l26 713 55 858 26 257 26 71 24 14c2 1 3 2 4 3 3 1 4 4 4 6l24 315 30 173v1l27 589 25 278 19-34c0-1 1-3 3-4 3-3 7-4 12-5 5-2 10-2 16-2s11 0 15 2c5 1 9 2 12 5 2 2 3 4 4 7l27 137c0 1 0 1 0 1l54 1076 30 215 54 278v1l28 349 29 505 26 265h1014z">
          <text:p/>
        </draw:path>
        <draw:polygon draw:style-name="gr6" draw:text-style-name="P1" draw:layer="layout" svg:width="0.059cm" svg:height="0.035cm" svg:x="16.61cm" svg:y="6.883cm" svg:viewBox="0 0 60 36" draw:points="5,7 2,7 0,35 32,36 60,30 34,0">
          <text:p/>
        </draw:polygon>
        <draw:path draw:style-name="gr6" draw:text-style-name="P1" draw:layer="layout" svg:width="0.031cm" svg:height="0.006cm" svg:x="11.434cm" svg:y="5.386cm" svg:viewBox="0 0 32 7" svg:d="M27 4c1 1 3 2 4 3l1-6-32-1z">
          <text:p/>
        </draw:path>
        <draw:polygon draw:style-name="gr6" draw:text-style-name="P1" draw:layer="layout" svg:width="0.003cm" svg:height="0cm" svg:x="6.618cm" svg:y="6.802cm" svg:viewBox="0 0 4 1" draw:points="0,0 0,1 4,0">
          <text:p/>
        </draw:polygon>
        <draw:polygon draw:style-name="gr6" draw:text-style-name="P1" draw:layer="layout" svg:width="0.001cm" svg:height="0cm" svg:x="17.076cm" svg:y="6.171cm" svg:viewBox="0 0 2 0" draw:points="0,0 0,0 2,0">
          <text:p/>
        </draw:polygon>
        <draw:path draw:style-name="gr7" draw:text-style-name="P2" draw:layer="layout" svg:width="14.23cm" svg:height="8.549cm" svg:x="4.875cm" svg:y="3.791cm" svg:viewBox="0 0 14231 8550" svg:d="M14231 8550h-961c-6 0-10-1-15-2-5-2-9-4-12-5-3-3-4-5-4-8l-412-3869-84-696-108-865-136-961-133-802-109-515-84-306-78-235-56-115-53-82-53-47-18-9-13-1-9 1-20 9-48 47-53 81-80 186-107 362-106 485-133 769-133 929-187 1529-136 1217-47 510-34 257-79 786-5 266c0 1 0 1 0 2l-52 265-81 802c0 3-2 5-4 8-3 1-7 3-12 5-5 1-10 2-16 2h-2654c-6 0-11-1-16-2-5-2-8-4-11-5-3-3-4-5-5-8l-184-1860-183-1768-281-2396-108-708-107-600-79-376-51-211-84-260-53-132-54-98-50-65-24-18-18-10-11-1-11 1-18 9-50 47-51 81-51 116-133 432-106 485-130 768-156 1134-595 5430c0 3-1 5-4 8-2 1-6 3-11 5-5 1-10 2-16 2h-2643c-6 0-11-1-16-2-5-2-9-4-12-5-3-3-4-5-4-8l-400-3869-155-1353-156-1169-76-501-51-301-102-515-79-306-78-235-78-161-50-64-24-19-17-9-10-1-8 1-43 28-49 64-80 161-55 149-79 283-128 624-127 802-156 1169-414 3888-45 532-34 266-23 268h-31l-32-1 22-268c0-1 1-1 1-1l33-266 45-532 414-3888 155-1169 129-803 128-624c0-1 0-1 0-1l79-284c0 0 0-1 1-1l54-149c0-1 0-1 0-1l81-162c1-1 1-2 2-2l52-67c1-1 1-1 2-2s1-1 2-2l52-34c2-1 5-3 9-4 3-1 5-1 8-2l26-3c3-1 6-1 9-1s5 0 8 1l28 3c3 1 5 1 7 2 3 1 6 2 8 3l24 13c1 1 2 2 3 2l28 21c0 0 0 1 1 1 1 1 1 1 2 2l51 67c1 0 1 1 2 2l78 162c1 0 1 1 1 1l79 236v1l79 306v1l101 515 52 301 76 502 156 1169 155 1353 398 3855h2584l593-5415v-1l156-1134 130-769 106-486c1 0 1 0 1 0l133-434v-1l51-115c1-1 1-1 1-2l52-84c1-1 2-2 3-3l54-49c0-1 0-1 0-1 2-1 3-2 5-3l27-13c2-1 4-2 7-3 2-1 4-1 7-2l28-3c3-1 5-1 8-1s6 0 9 1l26 3c3 1 5 1 8 2 2 1 4 2 6 3l28 13c1 1 3 1 4 2l26 21c1 0 1 1 1 1 1 1 2 1 3 2l52 67 1 1 54 100c0 1 0 1 0 1l54 133h1l83 261c1 0 1 1 1 1l52 211c0 1 0 1 0 1l79 376 106 601 108 708c1 0 1 0 1 0l280 2396v1l183 1768 184 1845h2592l80-788v-1l53-265 5-265c0-1 0-1 0-1l79-785v-1l34-258 47-509 135-1218 188-1529v-1l133-929 133-769 107-486 105-363c0-1 0-1 1-2l81-185c0-1 0-1 1-2l55-84c0-1 1-2 2-3l51-49 1-1c2-1 4-3 6-4l29-13c2-1 4-1 6-2s4-1 6-1l25-4c4-1 6-1 10-1 2 0 5 0 7 0l29 4c4 1 6 1 9 2 2 1 4 2 6 3l28 13c2 1 3 2 5 3l57 50c1 1 2 2 2 3l54 84c0 1 1 1 1 1l57 116 1 1 79 236v1l84 306v1l108 515 133 803 136 961v1l108 864 84 696 410 3855h931z">
          <text:p/>
        </draw:path>
        <draw:path draw:style-name="gr3" draw:text-style-name="P3" draw:layer="layout" svg:width="14.162cm" svg:height="7.127cm" svg:x="4.942cm" svg:y="17.009cm" svg:viewBox="0 0 14163 7128" svg:d="M14163 1278h-18c-7 0-13-1-20-2l-15-4-91-1c-3 0-4 0-6 0l-46-3-102-2c-6 0-11-1-16-2l-14-3h-19c-1 0-3 0-4 0l-50-2-106-4c-7 0-14-1-21-3-1-1-2-1-3-1l-11-3h-37c-9 0-17-1-25-4l-16-4h-38c-7 0-12-1-18-2l-19-4h-15c-10 0-18-2-26-3l-17-5-115-5c-8 0-15-1-22-3-5-2-9-3-12-6l-11-5h-28c-9 0-17-1-25-4-5-1-8-3-12-5l-10-5h-1c-9 0-17-1-25-3s-14-5-19-10c0 0-1 0-1-1l-14-13h-14c-10 0-18-1-26-4-5-1-10-3-14-6l-30-18c-2-1-2-2-4-3-2-2-3-3-5-5l-15-28h-13c-9 0-17-1-25-4-8-2-14-4-19-8-2-3-3-5-5-8l-18-47c-3 0-6-1-8-2-8-2-14-5-19-9-4-4-6-7-6-9l-18-68h-4c-9 0-17-1-25-3-8-3-14-6-18-9s-6-6-7-10l-20-83h-4c-8 0-16-1-24-3s-14-5-19-9c-4-3-6-7-7-11l-21-120h-5c-8 0-16-2-24-4s-14-5-19-10c-4-3-6-6-7-10l-21-192h-5c-9 0-16 0-24-3-8-2-14-5-19-9-4-4-6-8-7-11l-23-227h-3c-9 0-16-1-24-4-8-2-14-4-19-8-4-4-6-7-7-11v-1l-3 24c-1 5-3 8-7 12-4 3-10 6-18 8-1 0-1 0-2 1l-21 554c0 5-2 9-7 12-4 4-10 7-18 9-9 2-17 4-26 4h-3l-24 820c0 5-3 9-7 12-5 4-11 7-19 9-8 3-16 4-25 4h-3l-25 1453c0 4-2 8-6 12-5 4-11 7-19 9s-16 3-26 3h-1l-26 962c0 5-2 9-7 12-4 4-10 7-18 9-9 3-17 4-26 4h-1l-24 513c0 4-2 7-7 11-4 4-10 7-18 10-8 2-16 3-26 3l-23 372c0 4-2 7-6 11-5 4-11 7-19 10-8 2-16 2-26 2h-2l-25 329c0 5-2 8-7 12-4 4-10 7-18 9-2 0-3 1-5 1l-21 72-25 431c0 5-2 9-7 13-4 3-10 6-18 8-9 3-17 4-26 4h-2l-23 304c0 5-2 8-7 12-4 4-10 7-18 9-9 2-16 3-26 3h-4l-22 144c0 4-2 7-6 10-4 4-10 7-18 9-9 3-16 4-26 4h-7l-19 72c-1 4-3 7-6 10-4 3-10 6-18 9-5 1-10 2-15 2l-12 17c-1 2-2 3-4 5-4 4-10 7-18 9s-15 3-25 3h-22l-27 1-10 9c-4 4-9 7-17 8-4 1-8 2-12 3l-16 27c-1 2-3 4-5 6-4 3-10 6-18 9-9 2-15 3-25 3h-27l-3 2-22 117c-1 3-3 7-6 9-5 4-10 7-18 10-8 2-16 3-26 3h-6l-22 138c-1 4-3 7-7 10-4 4-9 7-17 9-9 3-16 4-26 4h-26c-9 0-16-1-24-4-8-2-14-5-19-9-2-2-4-3-5-6l-18-35h-12c-9 0-16-1-24-3s-14-5-19-9c-3-3-5-6-6-9l-28-79c0-1-1-2-1-3l-20-199h-3c-9 0-17-1-25-4-8-2-14-5-19-9-4-3-6-7-6-11l-23-294c-1-1-2-1-2-1-8-2-14-5-19-10-4-2-6-5-7-9l-19-110c-2 1-5 2-7 2-8 3-16 4-25 4h-4l-19 111c-1 3-3 6-7 10-5 4-11 7-19 9s-16 3-25 3h-1l-22 239c0 4-2 8-7 12-4 4-10 6-18 8-1 1-2 1-2 1l-24 273c-1 5-3 9-7 12-4 5-10 7-18 9s-16 3-25 3h-48c-10 0-18-1-26-3s-14-4-18-9c-4-3-7-7-7-11l-22-201h-3c-10 0-18-1-26-4-8-2-14-5-18-9-5-4-7-7-7-12l-24-901h-1c-8-3-14-6-19-10-4-4-6-8-6-12l-26-1271c-8 0-16-1-23-4-8-2-14-4-18-8-5-4-7-8-7-13l-50-1624h-1c-9 0-17-2-25-4s-14-5-19-9-7-8-7-12l-23-860c-7-3-13-6-18-10-4-4-6-6-7-11l-23-270h-5c-10 0-18-2-26-4-7-2-13-5-17-9s-6-7-7-10l-18-78h-6c-9 0-17-1-25-3-6-2-9-3-13-6l-10-6-57-3-100-2-99-2-48 1c-1 0-1 0-2 0s-2 0-4 0l-101-4-128-4-127-2-175-3c-3-1-4-1-7-1l-45-3-174-4c-7 0-12-1-18-2l-15-4h-89c-3 0-6 0-9 0l-45-5-94-3c-2 0-3 0-4 0l-51-3h-1l-47-5h-43c-10 0-17-1-25-3l-10-3h-41c-5 0-10 0-14-1l-43-6h-40c-9 0-17 0-25-2l-14-4h-12c-9 0-17-1-25-3-2-1-3-1-4-2l-11-4-109-3c-7 0-14-1-21-2-2-1-3-1-5-2l-12-4h-30c-9 0-16-1-25-4-4-1-8-3-12-5l-10-5h-27c-9 0-17-1-24-3-8-3-14-6-19-10l-8-6h-22c-10 0-18-1-25-4-8-2-14-5-19-9-1-2-2-3-3-4l-12-16h-13c-9 0-17-1-25-3-7-2-13-4-18-9-3-2-4-4-6-7l-15-36c-3-1-6-1-9-2-8-3-14-6-19-9-3-3-5-6-6-9l-18-60h-5c-10 0-18-1-26-3-8-3-14-6-19-9v-1l-23-21c-3-4-5-7-6-11l-20-138h-1c-9 0-17-1-26-4-8-1-14-4-18-8s-6-8-6-11l-23-195c-9 0-16-1-24-2-8-2-14-5-19-10-3-3-6-6-6-10l-21-132h-4c-10 0-18-1-26-4-8-2-14-4-19-8-3-3-5-7-6-10l-13-63-11 127c0 5-2 8-6 11-5 4-11 7-18 10l-29 355c-1 4-3 8-7 11-4 4-9 7-18 9-8 3-16 4-25 4h-4l-22 132-22 1016c-1 4-3 8-7 12-5 4-11 7-19 9s-16 3-25 3h-1l-24 1186c-1 5-3 9-7 12-5 4-10 7-18 9l-24 562c-1 4-3 8-7 12-5 4-11 7-18 8-8 3-16 4-25 4h-2l-46 289-22 514c0 4-2 8-7 12-4 4-10 7-18 9-1 0-1 0-2 0l-22 457c0 4-2 8-7 12-3 4-9 6-17 9-8 2-16 3-26 3l-23 343c-1 4-3 7-7 11-5 4-10 7-18 9-7 3-15 3-23 3l-21 322c-1 5-3 8-7 12-5 3-11 6-18 9-8 2-16 3-25 3h-3l-24 230c0 4-2 8-6 12-5 3-11 6-19 8-7 3-15 4-24 4h-2l-20 141c0 4-3 7-7 10-4 4-10 7-18 10-2 0-4 1-7 1l-19 70c-1 3-2 6-6 9-5 5-10 7-19 9-8 2-16 3-25 3h-30l-4 2-21 19c-5 4-11 7-19 10-5 1-9 2-14 2l-12 16c-1 1-2 2-3 3-5 3-11 6-19 9-8 2-16 3-25 3h-10l-15 31c-1 3-2 5-5 7-5 4-10 7-19 9-8 2-16 3-25 3h-8l-20 66c-1 3-3 6-6 9-5 3-11 6-19 8-8 3-16 4-25 4h-6l-20 105c0 4-2 6-6 10-5 4-11 7-19 9-8 3-16 4-25 4h-26c-8 0-16-1-25-4-4-1-7-2-10-4l-11-5h-28c-8 0-16-2-24-4s-14-4-19-9c-1 0-2-1-3-2l-25-30c-3-2-4-5-4-8l-22-209h-3c-10 0-18 0-26-3-8-2-14-5-18-9-5-4-7-8-7-11l-23-271c-9 0-17-1-25-2-9-3-14-6-19-10-4-3-6-7-7-10l-21-123h-28-1l-20 122c-1 3-3 6-7 10s-10 7-17 10c-2 0-3 0-5 1l-23 293c-1 4-3 7-7 11-5 4-11 7-19 10-8 1-16 2-24 2h-1l-23 191c-1 5-3 7-7 11-5 4-10 7-19 9-8 3-16 4-25 4h-48c-9 0-17-1-25-4-8-2-13-5-18-9s-7-7-7-11l-24-380c-9-1-17-2-25-4s-13-5-18-9c-4-4-6-8-7-12l-25-955c-7-2-12-5-17-9-4-4-7-7-7-12l-24-1283c-9 0-16-1-24-3s-14-5-18-9c-5-4-7-8-7-12l-22-1068c-8 0-15-1-22-3-8-2-14-5-18-9-5-4-7-8-7-12l-27-801c-8 0-16-1-24-3s-14-5-18-9c-4-3-7-7-7-11l-23-158c-1 0-1-1-1-1l-23-409h-2c-9 0-17-1-25-4-8-1-14-4-19-8-3-4-5-7-6-10l-20-82h-3c-9 0-17-1-25-3l-14-4h-15c-2 0-3 0-5-1l-126-5-355-4c-2 0-3 0-4 0l-50-2-238-3c-2 0-4 0-6 0l-45-4-236-3c-7 0-12-1-18-2l-15-3-167-4c0 0-2 0-3 0l-126-7-72-2c-7-1-13-1-19-3l-14-4-96-3c-5 0-9-1-14-1l-17-3h-39c-8 0-15 0-23-2l-17-5h-14c-9 0-15-1-23-3l-14-4h-36c-10 0-18-1-25-3-5-1-9-3-13-5l-8-5h-2c-2 0-3 0-5 0l-48-3c-8 0-14-1-21-3-8-3-14-5-18-9-1 0-2-1-2-2l-10-10h-19c-8 0-16-1-24-3-9-2-14-5-19-9-2-2-3-3-4-5l-15-21h-12c-9 0-16-2-24-4-8-1-14-4-19-8-2-2-3-4-5-6l-15-26c-4 0-8-1-12-2-9-3-13-6-18-10-3-3-5-5-6-8l-14-40h-11c-9 0-17-1-25-4-8-2-14-5-18-9-3-3-5-6-6-8l-18-49h-6c-10 0-18-1-26-4-8-2-14-4-18-8s-6-7-6-12l-23-162h-1c-9 0-17-1-25-4-9-2-14-5-19-9-4-4-6-7-7-11l-18-203c-9 0-17-1-25-4-9-2-14-5-19-8-4-4-6-7-7-11l-18-120h-5c-9 0-17-1-25-3s-14-5-19-9c-2-2-4-4-5-7l-25-50c-1-2-1-3-1-5l-23-225h-1c-9 0-17-1-25-4-2 0-4-1-6-1l-20 302c0 4-2 8-6 12-5 4-11 6-19 9-1 0-1 0-1 0l-25 489c0 4-2 8-7 12-4 4-10 7-17 9-9 1-17 3-26 3h-2l-24 394-25 959c0 4-2 8-6 12-5 4-10 7-17 9l-26 1106c0 5-2 9-6 13-5 4-11 6-19 8-7 3-15 4-25 4h-1l-25 597c0 4-2 8-6 11-5 4-11 7-19 10-7 2-15 3-24 3l-20 348c0 4-2 8-6 11-5 4-11 7-19 10-3 1-7 1-10 2l-41 189-25 391c-1 4-3 8-7 12-5 4-9 6-17 8l-24 466c-1 4-3 7-7 11-5 4-11 7-19 10-8 2-16 3-24 3l-22 309c0 5-2 8-6 11-5 5-11 8-19 10s-16 3-25 3l-23 162c-1 4-3 8-7 11-5 4-11 7-19 9s-16 3-25 3h-3l-41 232c-1 4-3 8-7 11-4 4-10 7-18 9-9 2-16 3-25 3h-6l-19 42c-1 3-3 5-5 8-5 4-11 6-19 8-6 2-11 3-17 3l-6 8c-1 0-1 1-2 1-4 4-10 6-18 9-9 2-17 3-26 3h-29l-22 64c-1 3-3 6-6 8-5 4-11 7-19 9s-16 4-26 4h-2l-20 125c-1 3-3 6-7 10-5 4-11 7-19 9s-16 3-25 3h-2l-21 157c-1 4-3 7-7 11s-10 7-18 8c-9 3-17 4-26 4h-4l-17 76c0 3-2 6-6 10-5 4-11 7-19 8-8 3-16 4-25 4h-48c-10 0-18-1-26-4-8-1-14-4-18-8s-7-8-7-12l-22-180c-1 0-2 0-3 0-8-3-14-6-19-10-4-4-6-7-6-11l-22-373h-2c-9 0-17-1-25-4-8-2-14-5-18-9-5-4-7-7-7-11l-22-371h-2c-9 0-16-1-24-3-8-3-14-6-19-10-4-3-6-6-7-10l-10-54-14 109c-1 4-3 8-7 11-4 4-9 7-17 9-9 3-16 4-26 4l-21 274c-1 4-3 8-7 11-5 4-11 7-18 9-2 1-5 2-8 2l-16 43c-1 3-3 5-6 7-5 5-11 7-19 10-8 2-16 3-25 3h-48c-10 0-18-1-26-3-7-3-13-5-17-10-5-4-7-6-7-11l-24-297c-8 0-16-1-23-3-8-3-13-6-18-9-4-3-6-7-6-11l-26-186-23-1213c-9 0-16-1-23-3-8-3-14-6-19-9-4-4-6-8-6-13l-26-1250c-8 0-16-1-23-3-8-3-14-6-18-10-5-3-7-7-7-12l-23-814c-9 0-16-1-24-3-7-2-13-5-18-9-4-4-6-8-6-12l-21-679c-8 0-15-1-22-3-8-2-14-5-17-9-5-4-7-7-7-12l-27-596c-8-2-13-5-18-8-4-4-6-8-6-12l-21-312c-9 0-17-1-25-3s-14-5-19-9c-4-3-6-6-6-10l-21-87h-6c-3 0-6 0-10 0l-47-6-139-2 2-49 145 2c4 0 7 0 10 1l45 4h45c10 0 18 1 26 3 7 3 13 6 18 10 3 3 5 5 6 9l21 88h3c10 0 17 1 26 3 7 3 13 5 17 9 5 4 7 7 7 12l22 315c8 2 13 4 18 8 4 4 7 8 7 13l26 592c8 0 15 1 22 3 8 2 14 5 19 9 4 4 6 8 6 12l20 679c9 0 16 1 24 3 8 3 14 5 19 9 4 4 6 8 6 13l23 813c8 0 16 1 23 3 8 3 14 6 19 10 5 3 7 7 7 12l25 1251c8 0 15 1 23 2 8 3 14 6 19 10 4 4 6 8 6 12l24 1236 21 161c9 0 17 1 25 4 8 2 14 5 18 9 5 4 7 7 7 11l19 240c1 0 2-1 3-1h1l21-277c1-5 3-8 7-11 5-5 11-8 19-10s16-4 25-4h1l20-152c0-5 2-7 6-11 1 0 1 0 1 0l26-21c4-4 10-7 18-9s15-3 24-3h51c10 0 17 1 25 3 8 3 14 6 19 10 3 3 6 5 6 9l22 119h4c10 0 17 1 25 3 8 3 14 6 19 10 4 3 6 7 6 11l22 371h2c9 0 17 1 25 3 8 3 14 6 18 10 5 3 7 6 7 11l22 376c1 0 1 0 2 0 8 3 14 6 18 9 4 4 6 7 7 11l10 87c3-1 7-2 11-3 8-2 16-3 25-3h2l22-157c1-4 3-8 7-11 3-4 9-6 17-9 8-2 16-3 26-3h2l22-126c0-4 2-6 6-10 5-4 10-7 18-9 8-3 16-4 25-4h7l20-56c1-3 3-5 6-8 5-4 9-7 17-9l24-7c8-2 16-3 26-3h20l6-7c0-1 0-1 1-2 5-4 11-7 19-8 2-1 4-1 7-2l20-44c1-2 3-5 5-7 5-4 11-6 19-9 7-2 15-3 24-3h1l42-232c1-4 3-7 7-11s9-7 17-8c8-3 16-4 26-4h1l25-163c1-4 3-7 7-10 4-4 9-7 17-9s15-4 23-4l22-309c0-4 2-8 7-12 4-3 10-6 17-8 8-3 16-4 25-4l25-461c0-5 2-8 6-12 5-4 10-7 18-9l24-371c0-1 0-2 0-2l46-212c1-3 3-6 7-9 5-4 10-7 18-9 2-1 4-2 6-2l20-349c0-5 2-9 6-12 5-4 11-7 19-9 8-3 15-4 24-4l24-596c0-5 2-8 7-12 5-5 11-8 19-9 8-2 16-3 24-3h1l25-1103c0-5 2-9 7-13 4-3 10-6 17-8l24-939 26-418c0-5 2-9 7-13 4-4 10-6 18-8 8-3 16-4 26-4h1l24-486c0-3 2-7 7-11 4-4 10-7 18-9 1 0 1 0 2 0l24-347c0-5 3-7 6-11 5-4 10-7 19-10 8-2 16-3 25-3h50c10 0 18 1 26 3 8 3 14 6 19 10 2 2 3 4 5 5l14 28h10c9 0 17 1 26 3 8 2 13 5 18 9 4 3 7 7 7 11l24 247 15 30h12c9 0 17 1 25 4 8 2 14 4 18 8s6 7 7 11l19 120h2c9 0 17 1 26 2 8 2 13 5 18 10 3 3 6 7 6 10l19 203c9 0 17 2 26 4 8 2 13 5 18 9 4 3 6 7 7 11l21 163h2c9 0 17 2 25 3 8 2 14 5 19 10 3 2 5 5 6 8l17 48h11c9 0 17 2 26 4 8 2 13 5 18 9 3 2 5 5 6 8l14 43c2 0 5 1 7 1 8 3 14 6 19 9 2 2 3 4 5 6l15 25h10c10 0 18 1 25 4 8 2 14 4 19 8 1 2 3 4 4 5l14 22h14c10 0 18 1 25 4 8 2 14 4 19 8 0 1 1 1 1 2l11 12h18 23c9 0 17 1 25 3 5 2 9 3 14 6l-12 5h20l15 8-39 17v-23l-23 9 39-16 8 5h25c9 0 15 1 23 3l14 3h13c8 0 15 1 23 3l16 4h37c6 0 12 1 17 2l19 3 98 4c7 0 13 1 20 2l14 3 63 2c1 0 2 0 3 0l125 8 173 4c6 0 11 1 17 2l15 2 230 3c2 0 4 0 6 1l45 3 237 3c1 0 2 0 3 1l49 2 355 3c2 0 3 0 4 1l126 4h26c9 0 17 1 24 4l14 4h36c9 0 17 1 25 3s14 5 18 9c3 3 5 6 6 10l21 83h6c9 0 17 1 25 3 8 1 14 4 19 9 3 4 5 7 6 12l25 433 20 134h2c9 0 17 1 25 4 7 1 13 4 18 8 4 4 6 8 7 12l27 801c8 0 15 1 22 3 7 3 13 5 17 9 5 4 7 8 7 13l23 1066c9 0 16 1 24 4 8 2 13 5 18 9 4 4 6 7 7 12l25 1287c7 2 12 5 17 8 4 4 6 8 7 12l24 952c8 0 16 2 24 3 8 2 14 5 18 9 5 4 7 8 7 12l11 175c4-2 8-4 12-6 8-2 16-3 26-3l23-291c1-5 3-8 7-12 5-3 11-6 19-9 2 0 3-1 5-1l18-108c0-3 2-7 6-10 1-1 2-2 3-3l26-17c4-3 9-5 16-7s15-3 24-3c1 0 2 0 2 0l100 2c8 0 15 2 23 4s13 5 17 9c4 3 6 6 7 10l22 122h2c9 0 17 1 25 4 9 2 14 4 19 8 3 4 5 8 6 12l23 269h3c9 0 17 2 25 4 9 2 14 5 19 8 3 4 5 8 6 12l25 227 9 11h15c3 0 5 0 8 1l18-94c0-3 2-6 6-9 5-4 11-7 19-10 8-2 16-2 25-2h8l20-66c1-4 3-6 7-9 4-4 10-6 18-9 8-2 16-3 26-3h11l16-31c0-3 2-5 5-7 4-4 10-7 18-9 8-3 16-4 26-4h14l13-15c1-1 2-2 2-3 5-3 11-6 19-9 6-1 12-2 18-3l12-9c0-1 0-1 0-1 3-3 7-5 12-7l25-11c2-1 4-1 6-1 9-3 17-4 26-4h5l19-69c1-3 3-6 7-8 4-4 9-7 17-10 1 0 2 0 3-1l21-143c0-3 2-7 7-10 4-4 10-7 18-10 8-1 16-2 25-2l23-231c1-4 3-7 7-11 5-4 11-7 19-9 8-3 16-4 24-4h2l22-321c0-5 2-8 7-12 5-3 10-6 18-9 8-2 15-3 23-3l23-343c1-3 3-7 7-11 5-4 11-7 19-10 8-1 15-2 25-2l21-454c0-4 2-8 6-12 5-4 11-6 19-9 1 0 1 0 1 0l23-494c0-1 0-1 0-2l48-311c0-4 2-8 6-11 5-4 11-6 19-9 8-2 16-3 24-3l24-559c1-4 3-7 7-11 5-4 10-7 17-9l25-1189c0-5 3-9 6-13 5-4 11-6 19-9 8-2 16-3 25-3h1l23-993c0-1 0-1 0-2l25-155c0-5 3-7 6-10 5-5 11-8 19-10s16-3 26-3h2l27-352c1-4 3-7 7-11 5-4 10-7 18-9l22-270c0-4 2-8 7-12 5-3 9-6 17-8 9-3 17-4 26-4h50c10 0 18 1 26 4 8 2 14 5 18 8 4 4 6 7 7 10l45 203h6c9 0 17 1 25 3 9 2 14 5 19 9 3 3 5 7 6 11l22 131c9 0 17 1 25 4 8 2 14 4 18 8 5 4 7 8 7 12l22 194h1c9 0 17 1 25 3 9 2 14 4 19 9 4 3 6 7 7 11l21 156 4 4h19c9 0 17 0 25 3 8 2 14 5 18 9 3 3 5 6 6 8l19 62c3 0 5 1 7 1 8 3 14 6 19 10 3 2 5 5 6 7l15 35h6c10 0 18 1 26 3s14 5 18 9c2 2 3 3 4 5l11 15h16c8 0 16 1 24 3 8 3 14 6 19 9l8 7h20c9 0 17 1 25 4 4 1 8 2 12 5l10 4h25c9 0 16 2 24 4 2 0 3 1 5 1l13 5 108 4c8 0 15 1 22 3 1 0 2 1 3 1l10 3h10c9 0 16 1 24 3l15 4h35c5 0 9 0 14 1l42 6h48c9 0 16 1 24 3l10 2h35c3 0 5 0 9 1l49 4 48 4 95 3c2 0 4 0 6 1l44 4h95c7 0 13 1 20 1l16 4 168 4c3 0 5 0 7 0l45 4 171 4 127 2c1 0 1 0 1 0l129 3h1l98 3 48-1c1 0 1 0 2 0s2 0 2 0l102 3c1 0 1 0 1 0l101 3h1l56 3h16c9 0 17 1 25 3 5 2 9 3 13 5l11 6h27c9 0 17 1 25 4 8 2 14 5 19 9 3 3 5 6 6 9l18 78h8c9 0 17 1 25 4 8 2 14 5 19 8 4 4 6 8 6 12l24 274c1 0 2 0 2 0 7 3 13 6 18 9 5 4 7 8 7 13l22 856h2c9 0 17 1 25 4 7 2 13 5 18 9 4 4 6 7 6 12l51 1626c8 0 16 1 23 2 8 3 14 6 19 10s7 8 7 11l25 1275c0 1 0 1 1 1 8 2 13 4 17 8 5 4 7 8 7 13l25 898h1c10 0 18 1 26 3s13 5 17 9h1l5-58c0-4 2-7 6-11 5-4 11-7 19-10 1 0 2 0 2-1l24-241c0-4 2-8 7-11 4-4 10-7 17-9 8-2 16-3 26-3h2l19-110c1-4 3-8 7-11 5-4 11-7 18-9 8-2 16-3 25-3h26l10-8c4-3 9-5 16-7s15-2 24-2h51c9 0 17 0 25 2 8 3 14 6 19 10 4 3 6 7 6 10l22 123c2 0 3 0 4 1 7 2 13 5 18 9 4 3 6 7 7 11l23 291h3c9 0 17 2 25 4s13 5 18 10c4 2 6 6 7 10l23 222 20 57h8c6 0 11 1 14 2l14-86c1-4 3-6 7-10s10-7 18-9c8-3 16-4 26-4h7l18-101c1-3 3-7 7-10 1-1 2-2 4-3l28-17c4-3 9-5 14-7 8-2 15-2 25-2h13l15-27c1-2 2-4 5-6 4-4 10-7 18-8 8-2 14-4 22-4l9-7c4-3 10-6 17-7 6-2 12-3 19-4l48-3 12-17c1-1 3-3 4-4 5-4 11-7 19-10 2 0 4-1 6-1l19-75c1-3 3-5 7-8 4-4 10-7 18-10 8-2 16-3 26-3h4l21-143c1-4 3-7 7-11s10-7 18-8c8-3 16-4 26-4h2l23-305c0-5 2-7 7-11 4-4 10-7 18-10 8-2 16-3 26-3h2l24-409c0-2 0-2 0-4l27-91c1-4 3-7 7-9 4-4 10-7 18-9l26-332c0-5 2-8 6-12 5-3 11-6 19-9 8-2 16-3 25-3h2l24-372c0-4 2-8 6-12 5-3 11-6 19-9 8-2 15-3 24-3l25-513c0-4 2-7 7-11 3-4 9-7 17-10 8-2 16-3 26-3h1l27-962c0-5 2-8 7-12 4-4 10-7 18-9 8-3 16-4 25-4h1l25-1453c0-4 2-7 7-11 4-5 10-8 18-10s16-3 25-3h4l25-821c0-5 2-9 6-12 4-4 10-7 18-9 8-3 16-4 25-4h4l23-551c0-4 2-7 6-11 5-5 10-8 18-10 1 0 2-1 3-1l25-186c1-4 3-7 7-11 5-3 11-6 19-9 8-2 15-3 24-3s17 1 26 3c8 3 14 6 18 9 0 0 1 0 1 1l11 10c7 0 13 1 20 3 8 3 14 5 19 9 4 3 6 7 6 11l22 137h4c10 0 17 2 25 4 8 1 14 4 19 8 4 4 6 8 6 12l24 226h5c9 0 16 2 24 4s14 5 19 8c4 4 6 8 7 12l20 191h3c10 0 18 1 25 4 8 2 14 5 19 8 3 4 5 7 6 11l22 122h2c9 0 17 1 25 4 8 1 14 4 18 8 4 3 6 6 7 10l20 82h4c9 0 17 1 25 4 7 2 13 5 18 9 3 3 5 6 6 9l18 69c2 1 4 1 6 2 8 2 14 5 19 8 3 3 5 6 6 9l17 46h9c9 0 17 1 25 2 8 3 14 6 19 10 2 2 4 4 5 6l22 40 8 5h22c10 0 18 1 26 3 8 3 13 6 18 10 0 0 0 1 1 1l14 14c6 0 12 1 17 3 5 1 9 3 12 5l11 5h28c9 0 17 1 25 3 6 2 10 3 14 6l11 7 105 3c8 0 15 1 22 3 0 1 0 1 0 1l17 4h11c7 0 13 1 20 2l18 4h41c9 0 17 1 24 3l17 5h39c10 0 18 1 25 3 1 1 2 1 4 1l11 5 92 3c1 0 1 0 2 0l48 2h25c7 0 13 0 19 1l16 3 94 2c2 0 3 0 5 0l46 4 99 1c6 0 12 1 18 2l17 4h5z">
          <text:p/>
        </draw:path>
        <draw:polygon draw:style-name="gr4" draw:text-style-name="P3" draw:layer="layout" svg:width="0.038cm" svg:height="0.024cm" svg:x="8.226cm" svg:y="14.858cm" svg:viewBox="0 0 39 25" draw:points="35,25 39,23 39,0 0,16 15,25">
          <text:p/>
        </draw:polygon>
        <draw:path draw:style-name="gr4" draw:text-style-name="P3" draw:layer="layout" svg:width="0.065cm" svg:height="0.031cm" svg:x="16.4cm" svg:y="19.99cm" svg:viewBox="0 0 66 32" svg:d="M42 25l23 7 1-1h-3l-21-6v-25h-24c-1 0-2 0-3 0l-15 11z">
          <text:p/>
        </draw:path>
        <draw:polygon draw:style-name="gr8" draw:text-style-name="P4" draw:layer="layout" svg:width="0cm" svg:height="0.151cm" svg:x="4.883cm" svg:y="12.778cm" svg:viewBox="0 0 0 152" draw:points="0,0 0,152">
          <text:p/>
        </draw:polygon>
        <draw:line draw:style-name="gr9" draw:text-style-name="P5" draw:layer="layout" svg:x1="19.1cm" svg:y1="12.778cm" svg:x2="19.1cm" svg:y2="12.93cm">
          <text:p/>
        </draw:line>
        <draw:frame draw:style-name="gr10" draw:text-style-name="P7" draw:layer="layout" svg:width="0.949cm" svg:height="1.717cm" svg:x="4.443cm" svg:y="12.952cm">
          <draw:text-box>
            <text:p text:style-name="P6"><text:span text:style-name="T1">0</text:span></text:p>
          </draw:text-box>
        </draw:frame>
        <draw:polygon draw:style-name="gr11" draw:text-style-name="P4" draw:layer="layout" svg:width="0.234cm" svg:height="0cm" svg:x="4.64cm" svg:y="12.272cm" svg:viewBox="0 0 235 0" draw:points="235,0 0,0">
          <text:p/>
        </draw:polygon>
        <draw:line draw:style-name="gr12" draw:text-style-name="P5" draw:layer="layout" svg:x1="4.826cm" svg:y1="12.288cm" svg:x2="4.419cm" svg:y2="12.288cm">
          <text:p/>
        </draw:line>
        <draw:polygon draw:style-name="gr11" draw:text-style-name="P4" draw:layer="layout" svg:width="0.234cm" svg:height="0cm" svg:x="4.64cm" svg:y="11.044cm" svg:viewBox="0 0 235 0" draw:points="235,0 0,0">
          <text:p/>
        </draw:polygon>
        <draw:frame draw:style-name="gr13" draw:text-style-name="P8" draw:layer="layout" svg:width="0.947cm" svg:height="1.717cm" svg:x="3.422cm" svg:y="11.395cm">
          <draw:text-box>
            <text:p text:style-name="P6"><text:span text:style-name="T2">0</text:span></text:p>
          </draw:text-box>
        </draw:frame>
        <draw:polygon draw:style-name="gr11" draw:text-style-name="P4" draw:layer="layout" svg:width="0.234cm" svg:height="0cm" svg:x="4.64cm" svg:y="9.816cm" svg:viewBox="0 0 235 0" draw:points="235,0 0,0">
          <text:p/>
        </draw:polygon>
        <draw:polygon draw:style-name="gr11" draw:text-style-name="P4" draw:layer="layout" svg:width="0.234cm" svg:height="0cm" svg:x="4.64cm" svg:y="8.588cm" svg:viewBox="0 0 235 0" draw:points="235,0 0,0">
          <text:p/>
        </draw:polygon>
        <draw:frame draw:style-name="gr13" draw:text-style-name="P8" draw:layer="layout" svg:width="0.947cm" svg:height="1.717cm" svg:x="3.422cm" svg:y="8.934cm">
          <draw:text-box>
            <text:p text:style-name="P6"><text:span text:style-name="T2">2</text:span></text:p>
          </draw:text-box>
        </draw:frame>
        <draw:polygon draw:style-name="gr11" draw:text-style-name="P4" draw:layer="layout" svg:width="0.234cm" svg:height="0cm" svg:x="4.64cm" svg:y="7.361cm" svg:viewBox="0 0 235 0" draw:points="235,0 0,0">
          <text:p/>
        </draw:polygon>
        <draw:polygon draw:style-name="gr11" draw:text-style-name="P4" draw:layer="layout" svg:width="0.234cm" svg:height="0cm" svg:x="4.64cm" svg:y="6.133cm" svg:viewBox="0 0 235 0" draw:points="235,0 0,0">
          <text:p/>
        </draw:polygon>
        <draw:frame draw:style-name="gr14" draw:text-style-name="P10" draw:layer="layout" svg:width="1.032cm" svg:height="1.717cm" svg:x="3.323cm" svg:y="6.666cm">
          <draw:text-box>
            <text:p text:style-name="P9"><text:span text:style-name="T2">4</text:span></text:p>
          </draw:text-box>
        </draw:frame>
        <draw:polygon draw:style-name="gr11" draw:text-style-name="P4" draw:layer="layout" svg:width="0.234cm" svg:height="0cm" svg:x="4.64cm" svg:y="4.906cm" svg:viewBox="0 0 235 0" draw:points="235,0 0,0">
          <text:p/>
        </draw:polygon>
        <draw:polygon draw:style-name="gr11" draw:text-style-name="P4" draw:layer="layout" svg:width="0.234cm" svg:height="0cm" svg:x="4.64cm" svg:y="3.677cm" svg:viewBox="0 0 235 0" draw:points="235,0 0,0">
          <text:p/>
        </draw:polygon>
        <draw:line draw:style-name="gr12" draw:text-style-name="P5" draw:layer="layout" svg:x1="4.818cm" svg:y1="2.689cm" svg:x2="4.583cm" svg:y2="2.689cm">
          <text:p/>
        </draw:line>
        <draw:frame draw:style-name="gr13" draw:text-style-name="P8" draw:layer="layout" svg:width="0.947cm" svg:height="1.717cm" svg:x="3.422cm" svg:y="4.112cm">
          <draw:text-box>
            <text:p text:style-name="P6"><text:span text:style-name="T2">6</text:span></text:p>
          </draw:text-box>
        </draw:frame>
        <draw:frame draw:style-name="gr13" draw:text-style-name="P8" draw:layer="layout" svg:width="0.947cm" svg:height="1.717cm" svg:x="3.422cm" svg:y="1.939cm">
          <draw:text-box>
            <text:p text:style-name="P6"><text:span text:style-name="T2">8</text:span></text:p>
          </draw:text-box>
        </draw:frame>
        <draw:line draw:style-name="gr15" draw:text-style-name="P5" draw:layer="layout" svg:x1="4.822cm" svg:y1="12.778cm" svg:x2="4.784cm" svg:y2="0.151cm">
          <text:p/>
        </draw:line>
        <draw:line draw:style-name="gr16" draw:text-style-name="P5" draw:layer="layout" svg:x1="4.833cm" svg:y1="12.785cm" svg:x2="41.527cm" svg:y2="12.779cm">
          <text:p/>
        </draw:line>
        <draw:frame draw:style-name="gr17" draw:text-style-name="P7" draw:layer="layout" svg:width="6.327cm" svg:height="1.733cm" draw:transform="rotate (1.5707963267949) translate (0.791cm 9.674cm)">
          <draw:text-box>
            <text:p text:style-name="P6"><text:span text:style-name="T1">Force(N)</text:span></text:p>
          </draw:text-box>
        </draw:frame>
        <draw:frame draw:style-name="gr13" draw:text-style-name="P8" draw:layer="layout" svg:width="0.947cm" svg:height="1.717cm" svg:x="4.434cm" svg:y="25.804cm">
          <draw:text-box>
            <text:p text:style-name="P6"><text:span text:style-name="T2">0</text:span></text:p>
          </draw:text-box>
        </draw:frame>
        <draw:polygon draw:style-name="gr11" draw:text-style-name="P11" draw:layer="layout" svg:width="0.16cm" svg:height="0cm" svg:x="4.611cm" svg:y="24.018cm" svg:viewBox="0 0 161 0" draw:points="161,0 0,0">
          <text:p/>
        </draw:polygon>
        <draw:polygon draw:style-name="gr11" draw:text-style-name="P11" draw:layer="layout" svg:width="0.16cm" svg:height="0cm" svg:x="4.611cm" svg:y="22.474cm" svg:viewBox="0 0 161 0" draw:points="161,0 0,0">
          <text:p/>
        </draw:polygon>
        <draw:frame draw:style-name="gr18" draw:text-style-name="P8" draw:layer="layout" svg:width="1.483cm" svg:height="1.717cm" svg:x="2.97cm" svg:y="23.416cm">
          <draw:text-box>
            <text:p text:style-name="P6"><text:span text:style-name="T2">-8</text:span></text:p>
          </draw:text-box>
        </draw:frame>
        <draw:polygon draw:style-name="gr11" draw:text-style-name="P11" draw:layer="layout" svg:width="0.16cm" svg:height="0cm" svg:x="4.611cm" svg:y="20.928cm" svg:viewBox="0 0 161 0" draw:points="161,0 0,0">
          <text:p/>
        </draw:polygon>
        <draw:frame draw:style-name="gr18" draw:text-style-name="P8" draw:layer="layout" svg:width="1.483cm" svg:height="1.717cm" svg:x="2.97cm" svg:y="21.813cm">
          <draw:text-box>
            <text:p text:style-name="P6"><text:span text:style-name="T2">-6</text:span></text:p>
          </draw:text-box>
        </draw:frame>
        <draw:polygon draw:style-name="gr11" draw:text-style-name="P11" draw:layer="layout" svg:width="0.16cm" svg:height="0cm" svg:x="4.611cm" svg:y="19.384cm" svg:viewBox="0 0 161 0" draw:points="161,0 0,0">
          <text:p/>
        </draw:polygon>
        <draw:frame draw:style-name="gr18" draw:text-style-name="P8" draw:layer="layout" svg:width="1.483cm" svg:height="1.717cm" svg:x="2.97cm" svg:y="20.308cm">
          <draw:text-box>
            <text:p text:style-name="P6"><text:span text:style-name="T2">-4</text:span></text:p>
          </draw:text-box>
        </draw:frame>
        <draw:polygon draw:style-name="gr11" draw:text-style-name="P11" draw:layer="layout" svg:width="0.16cm" svg:height="0cm" svg:x="4.611cm" svg:y="17.841cm" svg:viewBox="0 0 161 0" draw:points="161,0 0,0">
          <text:p/>
        </draw:polygon>
        <draw:frame draw:style-name="gr18" draw:text-style-name="P8" draw:layer="layout" svg:width="1.483cm" svg:height="1.717cm" svg:x="2.97cm" svg:y="18.609cm">
          <draw:text-box>
            <text:p text:style-name="P6"><text:span text:style-name="T2">-2</text:span></text:p>
          </draw:text-box>
        </draw:frame>
        <draw:polygon draw:style-name="gr11" draw:text-style-name="P11" draw:layer="layout" svg:width="0.16cm" svg:height="0cm" svg:x="4.611cm" svg:y="16.296cm" svg:viewBox="0 0 161 0" draw:points="161,0 0,0">
          <text:p/>
        </draw:polygon>
        <draw:frame draw:style-name="gr19" draw:text-style-name="P8" draw:layer="layout" svg:width="0.948cm" svg:height="1.717cm" svg:x="3.437cm" svg:y="17.006cm">
          <draw:text-box>
            <text:p text:style-name="P6"><text:span text:style-name="T2">0</text:span></text:p>
          </draw:text-box>
        </draw:frame>
        <draw:frame draw:style-name="gr19" draw:text-style-name="P8" draw:layer="layout" svg:width="0.948cm" svg:height="1.717cm" svg:x="3.437cm" svg:y="15.405cm">
          <draw:text-box>
            <text:p text:style-name="P6"><text:span text:style-name="T2">2</text:span></text:p>
          </draw:text-box>
        </draw:frame>
        <draw:line draw:style-name="gr20" draw:text-style-name="P5" draw:layer="layout" svg:x1="4.882cm" svg:y1="17.898cm" svg:x2="39.78cm" svg:y2="17.898cm">
          <text:p/>
        </draw:line>
        <draw:line draw:style-name="gr15" draw:text-style-name="P5" draw:layer="layout" svg:x1="4.821cm" svg:y1="25.763cm" svg:x2="4.821cm" svg:y2="14.942cm">
          <text:p/>
        </draw:line>
        <draw:line draw:style-name="gr15" draw:text-style-name="P5" draw:layer="layout" svg:x1="4.833cm" svg:y1="25.759cm" svg:x2="41.527cm" svg:y2="25.765cm">
          <text:p/>
        </draw:line>
        <draw:frame draw:style-name="gr21" draw:text-style-name="P7" draw:layer="layout" svg:width="10.457cm" svg:height="1.732cm" draw:transform="rotate (1.5707963267949) translate (0.795cm 25.471cm)">
          <draw:text-box>
            <text:p text:style-name="P6"><text:span text:style-name="T1">Distance(mm)</text:span></text:p>
          </draw:text-box>
        </draw:frame>
        <draw:frame draw:style-name="gr22" draw:text-style-name="P7" draw:layer="layout" svg:width="5.616cm" svg:height="1.717cm" svg:x="18.413cm" svg:y="27.557cm">
          <draw:text-box>
            <text:p text:style-name="P6"><text:span text:style-name="T1">Time(s)</text:span></text:p>
          </draw:text-box>
        </draw:frame>
        <draw:line draw:style-name="gr12" draw:text-style-name="P5" draw:layer="layout" svg:x1="4.884cm" svg:y1="12.777cm" svg:x2="4.884cm" svg:y2="13.031cm">
          <text:p/>
        </draw:line>
        <draw:frame draw:style-name="gr19" draw:text-style-name="P7" draw:layer="layout" svg:width="0.948cm" svg:height="1.717cm" svg:x="18.688cm" svg:y="12.82cm">
          <draw:text-box>
            <text:p text:style-name="P6"><text:span text:style-name="T1">9</text:span></text:p>
          </draw:text-box>
        </draw:frame>
        <draw:frame draw:style-name="gr23" draw:text-style-name="P7" draw:layer="layout" svg:width="1.895cm" svg:height="1.717cm" svg:x="21.059cm" svg:y="12.82cm">
          <draw:text-box>
            <text:p text:style-name="P6"><text:span text:style-name="T1">39</text:span></text:p>
          </draw:text-box>
        </draw:frame>
        <draw:line draw:style-name="gr9" draw:text-style-name="P5" draw:layer="layout" svg:x1="21.867cm" svg:y1="12.778cm" svg:x2="21.867cm" svg:y2="12.93cm">
          <text:p/>
        </draw:line>
        <draw:frame draw:style-name="gr24" draw:text-style-name="P12" draw:layer="layout" svg:width="1.129cm" svg:height="1.633cm" svg:x="19.833cm" svg:y="12.937cm">
          <draw:text-box>
            <text:p><text:span text:style-name="T3">...</text:span></text:p>
          </draw:text-box>
        </draw:frame>
        <draw:frame draw:style-name="gr24" draw:text-style-name="P12" draw:layer="layout" svg:width="1.129cm" svg:height="1.633cm" svg:x="19.834cm" svg:y="11.129cm">
          <draw:text-box>
            <text:p><text:span text:style-name="T3">...</text:span></text:p>
          </draw:text-box>
        </draw:frame>
        <draw:frame draw:style-name="gr24" draw:text-style-name="P12" draw:layer="layout" svg:width="1.129cm" svg:height="1.633cm" svg:x="19.834cm" svg:y="17.126cm">
          <draw:text-box>
            <text:p><text:span text:style-name="T3">...</text:span></text:p>
          </draw:text-box>
        </draw:frame>
        <draw:frame draw:style-name="gr19" draw:text-style-name="P7" draw:layer="layout" svg:width="0.948cm" svg:height="1.717cm" svg:x="18.688cm" svg:y="25.832cm">
          <draw:text-box>
            <text:p text:style-name="P6"><text:span text:style-name="T1">9</text:span></text:p>
          </draw:text-box>
        </draw:frame>
        <draw:frame draw:style-name="gr23" draw:text-style-name="P7" draw:layer="layout" svg:width="1.895cm" svg:height="1.717cm" svg:x="21.059cm" svg:y="25.832cm">
          <draw:text-box>
            <text:p text:style-name="P6"><text:span text:style-name="T1">39</text:span></text:p>
          </draw:text-box>
        </draw:frame>
        <draw:frame draw:style-name="gr24" draw:text-style-name="P12" draw:layer="layout" svg:width="1.129cm" svg:height="1.633cm" svg:x="19.833cm" svg:y="25.949cm">
          <draw:text-box>
            <text:p><text:span text:style-name="T3">...</text:span></text:p>
          </draw:text-box>
        </draw:frame>
        <draw:frame draw:style-name="gr23" draw:text-style-name="P7" draw:layer="layout" svg:width="1.895cm" svg:height="1.717cm" svg:x="38.96cm" svg:y="12.82cm">
          <draw:text-box>
            <text:p text:style-name="P6"><text:span text:style-name="T1">47</text:span></text:p>
          </draw:text-box>
        </draw:frame>
        <draw:frame draw:style-name="gr23" draw:text-style-name="P7" draw:layer="layout" svg:width="1.895cm" svg:height="1.717cm" svg:x="38.961cm" svg:y="25.82cm">
          <draw:text-box>
            <text:p text:style-name="P6"><text:span text:style-name="T1">47</text:span></text:p>
          </draw:text-box>
        </draw:frame>
        <draw:line draw:style-name="gr9" draw:text-style-name="P5" draw:layer="layout" svg:x1="39.868cm" svg:y1="12.791cm" svg:x2="39.868cm" svg:y2="12.943cm">
          <text:p/>
        </draw:line>
        <draw:line draw:style-name="gr12" draw:text-style-name="P5" draw:layer="layout" svg:x1="4.826cm" svg:y1="11.06cm" svg:x2="4.419cm" svg:y2="11.06cm">
          <text:p/>
        </draw:line>
        <draw:line draw:style-name="gr12" draw:text-style-name="P5" draw:layer="layout" svg:x1="4.826cm" svg:y1="9.761cm" svg:x2="4.419cm" svg:y2="9.761cm">
          <text:p/>
        </draw:line>
        <draw:line draw:style-name="gr12" draw:text-style-name="P5" draw:layer="layout" svg:x1="4.826cm" svg:y1="7.367cm" svg:x2="4.419cm" svg:y2="7.367cm">
          <text:p/>
        </draw:line>
        <draw:line draw:style-name="gr12" draw:text-style-name="P5" draw:layer="layout" svg:x1="4.826cm" svg:y1="6.112cm" svg:x2="4.419cm" svg:y2="6.112cm">
          <text:p/>
        </draw:line>
        <draw:line draw:style-name="gr12" draw:text-style-name="P5" draw:layer="layout" svg:x1="4.826cm" svg:y1="4.917cm" svg:x2="4.419cm" svg:y2="4.917cm">
          <text:p/>
        </draw:line>
        <draw:line draw:style-name="gr12" draw:text-style-name="P5" draw:layer="layout" svg:x1="4.826cm" svg:y1="3.858cm" svg:x2="4.419cm" svg:y2="3.858cm">
          <text:p/>
        </draw:line>
        <draw:line draw:style-name="gr12" draw:text-style-name="P5" draw:layer="layout" svg:x1="4.826cm" svg:y1="2.691cm" svg:x2="4.419cm" svg:y2="2.691cm">
          <text:p/>
        </draw:line>
        <draw:line draw:style-name="gr12" draw:text-style-name="P5" draw:layer="layout" svg:x1="4.826cm" svg:y1="8.567cm" svg:x2="4.419cm" svg:y2="8.567cm">
          <text:p/>
        </draw:line>
        <draw:line draw:style-name="gr12" draw:text-style-name="P5" draw:layer="layout" svg:x1="4.774cm" svg:y1="16.277cm" svg:x2="4.418cm" svg:y2="16.277cm">
          <text:p/>
        </draw:line>
        <draw:line draw:style-name="gr12" draw:text-style-name="P5" draw:layer="layout" svg:x1="4.774cm" svg:y1="17.876cm" svg:x2="4.418cm" svg:y2="17.876cm">
          <text:p/>
        </draw:line>
        <draw:line draw:style-name="gr12" draw:text-style-name="P5" draw:layer="layout" svg:x1="4.774cm" svg:y1="19.379cm" svg:x2="4.418cm" svg:y2="19.379cm">
          <text:p/>
        </draw:line>
        <draw:line draw:style-name="gr12" draw:text-style-name="P5" draw:layer="layout" svg:x1="4.774cm" svg:y1="20.98cm" svg:x2="4.418cm" svg:y2="20.98cm">
          <text:p/>
        </draw:line>
        <draw:line draw:style-name="gr12" draw:text-style-name="P5" draw:layer="layout" svg:x1="4.774cm" svg:y1="22.481cm" svg:x2="4.418cm" svg:y2="22.481cm">
          <text:p/>
        </draw:line>
        <draw:line draw:style-name="gr12" draw:text-style-name="P5" draw:layer="layout" svg:x1="4.774cm" svg:y1="24.082cm" svg:x2="4.418cm" svg:y2="24.082cm">
          <text:p/>
        </draw:line>
        <draw:line draw:style-name="gr12" draw:text-style-name="P5" draw:layer="layout" svg:x1="19.084cm" svg:y1="12.777cm" svg:x2="19.084cm" svg:y2="13.031cm">
          <text:p/>
        </draw:line>
        <draw:line draw:style-name="gr12" draw:text-style-name="P5" draw:layer="layout" svg:x1="21.884cm" svg:y1="12.777cm" svg:x2="21.884cm" svg:y2="13.031cm">
          <text:p/>
        </draw:line>
        <draw:line draw:style-name="gr12" draw:text-style-name="P5" draw:layer="layout" svg:x1="39.884cm" svg:y1="12.777cm" svg:x2="39.884cm" svg:y2="13.031cm">
          <text:p/>
        </draw:line>
        <draw:polygon draw:style-name="gr8" draw:text-style-name="P4" draw:layer="layout" svg:width="0cm" svg:height="0.151cm" svg:x="4.923cm" svg:y="25.818cm" svg:viewBox="0 0 0 152" draw:points="0,0 0,152">
          <text:p/>
        </draw:polygon>
        <draw:polygon draw:style-name="gr11" draw:text-style-name="P4" draw:layer="layout" svg:width="0.234cm" svg:height="0cm" svg:x="4.68cm" svg:y="25.312cm" svg:viewBox="0 0 235 0" draw:points="235,0 0,0">
          <text:p/>
        </draw:polygon>
        <draw:line draw:style-name="gr12" draw:text-style-name="P5" draw:layer="layout" svg:x1="4.924cm" svg:y1="25.718cm" svg:x2="4.924cm" svg:y2="25.972cm">
          <text:p/>
        </draw:line>
        <draw:line draw:style-name="gr12" draw:text-style-name="P5" draw:layer="layout" svg:x1="19.124cm" svg:y1="25.718cm" svg:x2="19.124cm" svg:y2="25.972cm">
          <text:p/>
        </draw:line>
        <draw:line draw:style-name="gr12" draw:text-style-name="P5" draw:layer="layout" svg:x1="21.924cm" svg:y1="25.718cm" svg:x2="21.924cm" svg:y2="25.972cm">
          <text:p/>
        </draw:line>
        <draw:line draw:style-name="gr12" draw:text-style-name="P5" draw:layer="layout" svg:x1="39.803cm" svg:y1="25.779cm" svg:x2="39.803cm" svg:y2="26.0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draw:stroke-dash draw:name="stroke-dash35" draw:style="rect" draw:dots1="1" draw:dots1-length="0.195cm" draw:distance="0.084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10-18T19:26:43.002541131</dc:date>
    <meta:editing-duration>PT21H2M54S</meta:editing-duration>
    <meta:editing-cycles>6</meta:editing-cycles>
    <meta:generator>LibreOffice/6.0.7.3$Linux_X86_64 LibreOffice_project/00m0$Build-3</meta:generator>
    <meta:document-statistic meta:object-count="88"/>
  </office:meta>
</office:document-meta>
</file>